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Wingdings" svg:font-family="Wingdings"/>
    <style:font-face style:name="Courier New1" svg:font-family="'Courier New'" style:font-family-generic="modern" style:font-pitch="fixed"/>
    <style:font-face style:name="Bitstream Charter" svg:font-family="'Bitstream Charter'"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5.503cm" fo:margin-left="-0.191cm" table:align="left" style:writing-mode="lr-tb"/>
    </style:style>
    <style:style style:name="Tableau1.A" style:family="table-column">
      <style:table-column-properties style:column-width="6.502cm"/>
    </style:style>
    <style:style style:name="Tableau1.B" style:family="table-column">
      <style:table-column-properties style:column-width="8.999cm"/>
    </style:style>
    <style:style style:name="Tableau1.1" style:family="table-row">
      <style:table-row-properties style:keep-together="true" fo:keep-together="auto"/>
    </style:style>
    <style:style style:name="Tableau1.A1" style:family="table-cell">
      <style:table-cell-properties fo:background-color="#f79646" fo:padding-left="0.191cm" fo:padding-right="0.191cm" fo:padding-top="0cm" fo:padding-bottom="0cm" fo:border="0.035cm solid #f9b074">
        <style:background-image/>
      </style:table-cell-properties>
    </style:style>
    <style:style style:name="Tableau1.A2" style:family="table-cell">
      <style:table-cell-properties fo:padding-left="0.191cm" fo:padding-right="0.191cm" fo:padding-top="0cm" fo:padding-bottom="0cm" fo:border="none"/>
    </style:style>
    <style:style style:name="P1" style:family="paragraph" style:parent-style-name="Standard">
      <style:text-properties fo:font-size="11pt" style:font-size-asian="11pt"/>
    </style:style>
    <style:style style:name="P2" style:family="paragraph" style:parent-style-name="Standard">
      <style:text-properties fo:font-size="12pt" style:font-size-asian="12pt"/>
    </style:style>
    <style:style style:name="P3" style:family="paragraph" style:parent-style-name="Standard">
      <style:text-properties fo:font-size="12pt" style:font-size-asian="12pt" style:font-size-complex="12pt"/>
    </style:style>
    <style:style style:name="P4" style:family="paragraph" style:parent-style-name="Standard">
      <style:text-properties fo:font-size="12pt" style:font-size-asian="12pt" style:font-size-complex="16pt"/>
    </style:style>
    <style:style style:name="P5" style:family="paragraph" style:parent-style-name="Standard">
      <style:paragraph-properties fo:text-align="center" style:justify-single-word="false"/>
      <style:text-properties fo:font-size="12pt" style:font-size-asian="12pt" style:font-size-complex="16pt"/>
    </style:style>
    <style:style style:name="P6" style:family="paragraph" style:parent-style-name="Standard">
      <style:text-properties style:font-name="Georgia" fo:font-size="12pt" style:font-size-asian="12pt"/>
    </style:style>
    <style:style style:name="P7" style:family="paragraph" style:parent-style-name="Standard">
      <style:text-properties fo:font-variant="small-caps" style:font-name="Georgia" fo:font-size="18pt" fo:letter-spacing="0.009cm" style:font-size-asian="18pt" style:font-size-complex="16pt"/>
    </style:style>
    <style:style style:name="P8" style:family="paragraph" style:parent-style-name="Standard">
      <style:text-properties fo:color="#0000ff" style:font-name="Courier New" fo:font-weight="bold" style:font-weight-asian="bold" style:font-name-complex="Courier New2" style:font-weight-complex="bold"/>
    </style:style>
    <style:style style:name="P9" style:family="paragraph" style:parent-style-name="Standard">
      <style:text-properties fo:font-size="16pt" fo:language="en" fo:country="US" style:font-size-asian="16pt" style:font-size-complex="16pt"/>
    </style:style>
    <style:style style:name="P10" style:family="paragraph" style:parent-style-name="Standard">
      <style:paragraph-properties fo:text-align="justify" style:justify-single-word="false"/>
    </style:style>
    <style:style style:name="P11" style:family="paragraph" style:parent-style-name="Standard">
      <style:text-properties fo:font-size="9pt" style:font-size-asian="9pt" style:font-size-complex="9pt"/>
    </style:style>
    <style:style style:name="P12" style:family="paragraph" style:parent-style-name="Standard">
      <style:paragraph-properties fo:margin-top="0cm" fo:margin-bottom="0cm" fo:line-height="100%"/>
    </style:style>
    <style:style style:name="P13" style:family="paragraph" style:parent-style-name="Standard">
      <style:paragraph-properties fo:margin-top="0cm" fo:margin-bottom="0cm" fo:line-height="100%"/>
      <style:text-properties officeooo:paragraph-rsid="001578b4"/>
    </style:style>
    <style:style style:name="P14" style:family="paragraph" style:parent-style-name="Standard">
      <style:paragraph-properties fo:margin-top="0cm" fo:margin-bottom="0cm" fo:line-height="100%"/>
      <style:text-properties officeooo:paragraph-rsid="00177187"/>
    </style:style>
    <style:style style:name="P15" style:family="paragraph" style:parent-style-name="Standard">
      <style:paragraph-properties fo:margin-top="0cm" fo:margin-bottom="0cm" fo:line-height="100%"/>
      <style:text-properties officeooo:paragraph-rsid="001c4d7f"/>
    </style:style>
    <style:style style:name="P16" style:family="paragraph" style:parent-style-name="Standard">
      <style:paragraph-properties fo:margin-top="0cm" fo:margin-bottom="0cm" fo:line-height="100%"/>
      <style:text-properties fo:color="#ffffff" fo:font-weight="bold" style:font-weight-asian="bold" style:font-weight-complex="bold"/>
    </style:style>
    <style:style style:name="P17" style:family="paragraph" style:parent-style-name="Standard">
      <style:paragraph-properties fo:margin-top="0cm" fo:margin-bottom="0cm" fo:line-height="100%"/>
      <style:text-properties fo:color="#ffffff" fo:font-size="12pt" fo:font-weight="bold" style:font-size-asian="12pt" style:font-weight-asian="bold" style:font-weight-complex="bold"/>
    </style:style>
    <style:style style:name="P18" style:family="paragraph" style:parent-style-name="Standard">
      <style:paragraph-properties fo:margin-top="0cm" fo:margin-bottom="0cm" fo:line-height="100%"/>
      <style:text-properties fo:font-weight="bold" style:font-weight-asian="bold" style:font-weight-complex="bold"/>
    </style:style>
    <style:style style:name="P19" style:family="paragraph" style:parent-style-name="Standard">
      <style:paragraph-properties fo:margin-top="0cm" fo:margin-bottom="0cm" fo:line-height="100%"/>
      <style:text-properties fo:color="#000000" style:font-name="Courier New" fo:language="en" fo:country="US" fo:background-color="#ffffff" style:font-name-complex="Courier New2"/>
    </style:style>
    <style:style style:name="P20" style:family="paragraph" style:parent-style-name="Standard">
      <style:paragraph-properties fo:margin-top="0cm" fo:margin-bottom="0cm" fo:line-height="100%"/>
      <style:text-properties fo:color="#000000" style:font-name="Courier New" fo:background-color="#ffffff" style:font-name-complex="Courier New2"/>
    </style:style>
    <style:style style:name="P21" style:family="paragraph" style:parent-style-name="Standard">
      <style:paragraph-properties fo:margin-top="0cm" fo:margin-bottom="0cm" fo:line-height="100%"/>
      <style:text-properties fo:color="#000000" style:font-name="Courier New" fo:font-size="9pt" fo:language="en" fo:country="US" fo:background-color="#ffffff" style:font-size-asian="9pt" style:font-name-complex="Courier New2" style:font-size-complex="9pt"/>
    </style:style>
    <style:style style:name="P22" style:family="paragraph" style:parent-style-name="Standard">
      <style:paragraph-properties fo:margin-top="0cm" fo:margin-bottom="0cm" fo:line-height="100%"/>
      <style:text-properties fo:color="#0000ff" style:font-name="Courier New" fo:font-weight="bold" fo:background-color="#ffffff" style:font-weight-asian="bold" style:font-name-complex="Courier New2" style:font-weight-complex="bold"/>
    </style:style>
    <style:style style:name="P23" style:family="paragraph" style:parent-style-name="Standard">
      <style:paragraph-properties fo:margin-top="0cm" fo:margin-bottom="0cm" fo:line-height="100%"/>
      <style:text-properties fo:color="#008000" style:font-name="Courier New" fo:language="en" fo:country="US" fo:background-color="#ffffff" style:font-name-complex="Courier New2"/>
    </style:style>
    <style:style style:name="P24" style:family="paragraph" style:parent-style-name="Standard">
      <style:paragraph-properties fo:margin-top="0cm" fo:margin-bottom="0cm" fo:line-height="100%"/>
      <style:text-properties fo:font-size="9pt" style:font-size-asian="9pt" style:font-size-complex="9pt"/>
    </style:style>
    <style:style style:name="P25" style:family="paragraph" style:parent-style-name="Standard">
      <style:paragraph-properties fo:margin-top="0cm" fo:margin-bottom="0cm" fo:line-height="100%"/>
      <style:text-properties fo:font-size="9pt" officeooo:paragraph-rsid="00177187" style:font-size-asian="9pt" style:font-size-complex="9pt"/>
    </style:style>
    <style:style style:name="P26" style:family="paragraph" style:parent-style-name="Standard" style:list-style-name="WWNum28">
      <style:paragraph-properties fo:margin-left="1.27cm" fo:margin-right="0cm" fo:text-indent="-0.635cm" style:auto-text-indent="false"/>
    </style:style>
    <style:style style:name="P27" style:family="paragraph" style:parent-style-name="Standard">
      <style:paragraph-properties fo:margin-left="0cm" fo:margin-right="0cm" fo:margin-top="0cm" fo:margin-bottom="0cm" fo:line-height="100%" fo:text-indent="1.27cm" style:auto-text-indent="false"/>
    </style:style>
    <style:style style:name="P28" style:family="paragraph" style:parent-style-name="Text_20_body">
      <style:paragraph-properties fo:text-align="center" style:justify-single-word="false" fo:orphans="2" fo:widows="2" style:writing-mode="lr-tb"/>
    </style:style>
    <style:style style:name="P29" style:family="paragraph" style:parent-style-name="Heading_20_2" style:list-style-name="WWNum8"/>
    <style:style style:name="P30" style:family="paragraph" style:parent-style-name="Heading_20_2">
      <style:text-properties fo:font-size="16pt" style:font-size-asian="16pt" style:font-size-complex="16pt"/>
    </style:style>
    <style:style style:name="P31" style:family="paragraph" style:parent-style-name="Heading_20_1">
      <style:paragraph-properties fo:break-before="page"/>
    </style:style>
    <style:style style:name="P32" style:family="paragraph" style:parent-style-name="Heading_20_1" style:list-style-name="WWNum8">
      <style:paragraph-properties fo:break-before="page"/>
    </style:style>
    <style:style style:name="P33" style:family="paragraph" style:parent-style-name="Heading_20_1" style:master-page-name="First_20_Page">
      <style:paragraph-properties style:page-number="auto"/>
      <style:text-properties style:font-name="Bitstream Charter"/>
    </style:style>
    <style:style style:name="P34" style:family="paragraph" style:parent-style-name="Header">
      <style:paragraph-properties fo:text-align="center" style:justify-single-word="false"/>
    </style:style>
    <style:style style:name="P35" style:family="paragraph" style:parent-style-name="Footer">
      <style:paragraph-properties fo:text-align="justify" style:justify-single-word="false"/>
    </style:style>
    <style:style style:name="P36" style:family="paragraph" style:parent-style-name="Contents_20_1">
      <style:paragraph-properties>
        <style:tab-stops>
          <style:tab-stop style:position="16.002cm" style:type="right" style:leader-style="dotted" style:leader-text="."/>
        </style:tab-stops>
      </style:paragraph-properties>
    </style:style>
    <style:style style:name="P37" style:family="paragraph" style:parent-style-name="List_20_Paragraph" style:list-style-name="WWNum25"/>
    <style:style style:name="P38" style:family="paragraph" style:parent-style-name="List_20_Paragraph" style:list-style-name="WWNum8"/>
    <style:style style:name="P39" style:family="paragraph" style:parent-style-name="List_20_Paragraph" style:list-style-name="WWNum29"/>
    <style:style style:name="P40" style:family="paragraph" style:parent-style-name="List_20_Paragraph" style:list-style-name="WWNum30"/>
    <style:style style:name="P41" style:family="paragraph" style:parent-style-name="List_20_Paragraph" style:list-style-name="WWNum31"/>
    <style:style style:name="P42" style:family="paragraph" style:parent-style-name="List_20_Paragraph">
      <style:text-properties fo:font-size="12pt" style:font-size-asian="12pt" style:font-size-complex="16pt"/>
    </style:style>
    <style:style style:name="P43" style:family="paragraph" style:parent-style-name="List_20_Paragraph" style:list-style-name="WWNum32"/>
    <style:style style:name="P44" style:family="paragraph" style:parent-style-name="List_20_Paragraph" style:list-style-name="WWNum33"/>
    <style:style style:name="P45" style:family="paragraph" style:parent-style-name="List_20_Paragraph">
      <style:text-properties officeooo:paragraph-rsid="00177187"/>
    </style:style>
    <style:style style:name="P46" style:family="paragraph" style:parent-style-name="List_20_Paragraph" style:list-style-name="WWNum8">
      <style:paragraph-properties fo:break-before="page"/>
    </style:style>
    <style:style style:name="P47" style:family="paragraph" style:parent-style-name="List_20_Paragraph">
      <style:paragraph-properties fo:margin-top="0cm" fo:margin-bottom="0cm" fo:line-height="100%"/>
    </style:style>
    <style:style style:name="P48" style:family="paragraph" style:parent-style-name="List_20_Paragraph">
      <style:paragraph-properties fo:margin-top="0cm" fo:margin-bottom="0cm" fo:line-height="100%"/>
      <style:text-properties officeooo:paragraph-rsid="00177187"/>
    </style:style>
    <style:style style:name="P49" style:family="paragraph" style:parent-style-name="Contents_20_2">
      <style:paragraph-properties>
        <style:tab-stops>
          <style:tab-stop style:position="16.002cm" style:type="right" style:leader-style="dotted" style:leader-text="."/>
        </style:tab-stops>
      </style:paragraph-properties>
    </style:style>
    <style:style style:name="P50" style:family="paragraph" style:parent-style-name="Contents_20_Heading">
      <style:paragraph-properties fo:break-before="page"/>
    </style:style>
    <style:style style:name="P51" style:family="paragraph" style:parent-style-name="Normal_20__28_Web_29_">
      <style:paragraph-properties fo:margin-top="0.049cm" fo:margin-bottom="0.049cm" fo:line-height="150%" fo:text-align="center" style:justify-single-word="false"/>
    </style:style>
    <style:style style:name="P52" style:family="paragraph">
      <style:paragraph-properties fo:text-align="center"/>
    </style:style>
    <style:style style:name="T1" style:family="text">
      <style:text-properties style:text-outline="true" fo:font-size="48pt" fo:font-weight="bold" officeooo:rsid="00177187" style:letter-kerning="true" style:font-size-asian="48pt" style:font-weight-asian="bold" style:font-name-complex="F" style:font-size-complex="72pt" style:font-weight-complex="bold"/>
    </style:style>
    <style:style style:name="T2" style:family="text">
      <style:text-properties fo:color="#ffffff" style:text-outline="true" fo:font-size="48pt" fo:font-weight="bold" style:letter-kerning="true" style:font-size-asian="48pt" style:font-weight-asian="bold" style:font-name-complex="F" style:font-size-complex="72pt" style:font-weight-complex="bold"/>
    </style:style>
    <style:style style:name="T3" style:family="text">
      <style:text-properties fo:color="#ffffff" style:text-outline="true" fo:font-size="48pt" fo:font-weight="bold" officeooo:rsid="00177187" style:letter-kerning="true" style:font-size-asian="48pt" style:font-weight-asian="bold" style:font-name-complex="F" style:font-size-complex="72pt" style:font-weight-complex="bold"/>
    </style:style>
    <style:style style:name="T4" style:family="text">
      <style:text-properties fo:color="#ffffff" style:text-outline="true" style:font-name="Georgia" fo:font-size="48pt" fo:font-weight="bold" style:letter-kerning="true" style:font-size-asian="48pt" style:font-weight-asian="bold" style:font-name-complex="F" style:font-size-complex="72pt" style:font-weight-complex="bold"/>
    </style:style>
    <style:style style:name="T5" style:family="text">
      <style:text-properties style:font-name="Georgia" fo:font-size="12pt" style:font-size-asian="12pt"/>
    </style:style>
    <style:style style:name="T6" style:family="text">
      <style:text-properties fo:font-size="11pt" style:font-size-asian="11pt"/>
    </style:style>
    <style:style style:name="T7" style:family="text">
      <style:text-properties fo:font-size="18pt" style:font-size-asian="18pt"/>
    </style:style>
    <style:style style:name="T8" style:family="text">
      <style:text-properties fo:color="#373a47" style:font-name="Georgia" fo:font-size="12pt" style:font-size-asian="12pt"/>
    </style:style>
    <style:style style:name="T9" style:family="text">
      <style:text-properties fo:font-size="12pt" style:font-size-asian="12pt"/>
    </style:style>
    <style:style style:name="T10" style:family="text">
      <style:text-properties fo:font-size="12pt" style:font-size-asian="12pt" style:font-size-complex="11pt"/>
    </style:style>
    <style:style style:name="T11" style:family="text">
      <style:text-properties fo:font-size="12pt" style:font-size-asian="12pt" style:font-size-complex="12pt"/>
    </style:style>
    <style:style style:name="T12" style:family="text">
      <style:text-properties fo:font-size="12pt" style:font-size-asian="12pt" style:font-size-complex="16pt"/>
    </style:style>
    <style:style style:name="T13" style:family="text">
      <style:text-properties fo:font-size="12pt" officeooo:rsid="00177187" style:font-size-asian="12pt" style:font-size-complex="16pt"/>
    </style:style>
    <style:style style:name="T14" style:family="text">
      <style:text-properties fo:font-size="12pt" fo:font-weight="bold" style:font-size-asian="12pt" style:font-weight-asian="bold" style:font-size-complex="16pt"/>
    </style:style>
    <style:style style:name="T15" style:family="text">
      <style:text-properties fo:font-size="12pt" fo:font-style="italic" style:font-size-asian="12pt" style:font-style-asian="italic" style:font-size-complex="16pt"/>
    </style:style>
    <style:style style:name="T16" style:family="text">
      <style:text-properties fo:font-size="12pt" fo:language="en" fo:country="US" style:font-size-asian="12pt"/>
    </style:style>
    <style:style style:name="T17" style:family="text">
      <style:text-properties fo:font-size="12pt" fo:language="en" fo:country="US" style:font-size-asian="12pt" style:font-size-complex="16pt"/>
    </style:style>
    <style:style style:name="T18" style:family="text">
      <style:text-properties fo:font-size="16pt" style:font-size-asian="16pt"/>
    </style:style>
    <style:style style:name="T19" style:family="text">
      <style:text-properties fo:font-size="16pt" style:font-size-asian="16pt" style:font-size-complex="16pt"/>
    </style:style>
    <style:style style:name="T20" style:family="text">
      <style:text-properties fo:color="#17365d" style:font-name="Georgia" fo:font-size="12pt" style:font-size-asian="12pt" style:font-name-complex="Georgia1" style:font-size-complex="12pt"/>
    </style:style>
    <style:style style:name="T21" style:family="text">
      <style:text-properties fo:color="#0000ff" style:font-name="Courier New" fo:language="en" fo:country="US" fo:font-weight="bold" style:font-weight-asian="bold" style:font-name-complex="Courier New2" style:font-weight-complex="bold"/>
    </style:style>
    <style:style style:name="T22" style:family="text">
      <style:text-properties fo:color="#0000ff" style:font-name="Courier New" fo:language="en" fo:country="US" fo:font-weight="bold" fo:background-color="#ffffff" style:font-weight-asian="bold" style:font-name-complex="Courier New2" style:font-weight-complex="bold"/>
    </style:style>
    <style:style style:name="T23" style:family="text">
      <style:text-properties fo:color="#0000ff" style:font-name="Courier New" fo:font-weight="bold" style:font-weight-asian="bold" style:font-name-complex="Courier New2" style:font-weight-complex="bold"/>
    </style:style>
    <style:style style:name="T24" style:family="text">
      <style:text-properties fo:color="#0000ff" style:font-name="Courier New" fo:font-weight="bold" fo:background-color="#ffffff" style:font-weight-asian="bold" style:font-name-complex="Courier New2" style:font-weight-complex="bold"/>
    </style:style>
    <style:style style:name="T25" style:family="text">
      <style:text-properties fo:color="#000000" style:font-name="Courier New" fo:language="en" fo:country="US" fo:background-color="#ffffff" style:font-name-complex="Courier New2"/>
    </style:style>
    <style:style style:name="T26" style:family="text">
      <style:text-properties fo:color="#000000" style:font-name="Courier New" fo:language="en" fo:country="US" fo:font-weight="bold" fo:background-color="#ffffff" style:font-weight-asian="bold" style:font-name-complex="Courier New2" style:font-weight-complex="bold"/>
    </style:style>
    <style:style style:name="T27" style:family="text">
      <style:text-properties fo:color="#000000" style:font-name="Courier New" fo:background-color="#ffffff" style:font-name-complex="Courier New2"/>
    </style:style>
    <style:style style:name="T28" style:family="text">
      <style:text-properties fo:color="#000080" style:font-name="Courier New" fo:language="en" fo:country="US" fo:font-weight="bold" fo:background-color="#ffffff" style:font-weight-asian="bold" style:font-name-complex="Courier New2" style:font-weight-complex="bold"/>
    </style:style>
    <style:style style:name="T29" style:family="text">
      <style:text-properties fo:color="#000080" style:font-name="Courier New" fo:font-weight="bold" fo:background-color="#ffffff" style:font-weight-asian="bold" style:font-name-complex="Courier New2" style:font-weight-complex="bold"/>
    </style:style>
    <style:style style:name="T30" style:family="text">
      <style:text-properties fo:color="#008000" style:font-name="Courier New" fo:language="en" fo:country="US" fo:background-color="#ffffff" style:font-name-complex="Courier New2"/>
    </style:style>
    <style:style style:name="T31" style:family="text">
      <style:text-properties fo:color="#ff8000" style:font-name="Courier New" fo:language="en" fo:country="US" fo:background-color="#ffffff" style:font-name-complex="Courier New2"/>
    </style:style>
    <style:style style:name="T32" style:family="text">
      <style:text-properties fo:color="#ff8000" style:font-name="Courier New" fo:background-color="#ffffff" style:font-name-complex="Courier New2"/>
    </style:style>
    <style:style style:name="T33" style:family="text">
      <style:text-properties fo:color="#0080c0" style:font-name="Courier New" fo:language="en" fo:country="US" fo:font-weight="bold" fo:background-color="#ffffff" style:font-weight-asian="bold" style:font-name-complex="Courier New2" style:font-weight-complex="bold"/>
    </style:style>
    <style:style style:name="T34" style:family="text">
      <style:text-properties fo:color="#0080c0" style:font-name="Courier New" fo:font-weight="bold" fo:background-color="#ffffff" style:font-weight-asian="bold" style:font-name-complex="Courier New2" style:font-weight-complex="bold"/>
    </style:style>
    <style:style style:name="T35" style:family="text">
      <style:text-properties fo:color="#8000ff" style:font-name="Courier New" fo:language="en" fo:country="US" fo:font-weight="bold" fo:background-color="#ffffff" style:font-weight-asian="bold" style:font-name-complex="Courier New2" style:font-weight-complex="bold"/>
    </style:style>
    <style:style style:name="T36" style:family="text">
      <style:text-properties fo:color="#8000ff" style:font-name="Courier New" fo:language="en" fo:country="US" fo:background-color="#ffffff" style:font-name-complex="Courier New2"/>
    </style:style>
    <style:style style:name="T37" style:family="text">
      <style:text-properties fo:color="#808080" style:font-name="Courier New" fo:language="en" fo:country="US" fo:background-color="#ffffff" style:font-name-complex="Courier New2"/>
    </style:style>
    <style:style style:name="T38" style:family="text">
      <style:text-properties fo:color="#0000a0" style:font-name="Courier New" fo:language="en" fo:country="US" fo:font-weight="bold" fo:background-color="#ffffff" style:font-weight-asian="bold" style:font-name-complex="Courier New2" style:font-weight-complex="bold"/>
    </style:style>
    <style:style style:name="T39" style:family="text">
      <style:text-properties fo:font-size="20pt" style:font-size-asian="20pt"/>
    </style:style>
    <style:style style:name="fr1" style:family="graphic" style:parent-style-name="Frame">
      <style:graphic-properties style:vertical-pos="from-top" style:vertical-rel="paragraph" style:horizontal-pos="from-left" style:horizontal-rel="paragraph"/>
    </style:style>
    <style:style style:name="Sect1" style:family="section">
      <style:section-properties style:editable="false">
        <style:columns fo:column-count="1" fo:column-gap="0cm"/>
      </style:section-properties>
    </style:style>
    <style:style style:name="gr1" style:family="graphic">
      <style:graphic-properties draw:stroke="solid" svg:stroke-width="0.032cm" svg:stroke-color="#c0504d" draw:stroke-linejoin="round" draw:fill="solid" draw:fill-color="#ffffff" draw:textarea-horizontal-align="center" draw:textarea-vertical-align="middle" fo:padding-top="0.016cm" fo:padding-bottom="0.016cm" fo:padding-left="0.016cm" fo:padding-right="0.016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draw:frame draw:style-name="fr1" text:anchor-type="paragraph" svg:x="-0.116cm" svg:y="8.504cm" svg:width="16.893cm" svg:height="0.984cm" draw:z-index="1"><draw:text-box><text:p text:style-name="Frame_20_contents"/></draw:text-box></draw:frame><draw:frame draw:style-name="fr1" text:anchor-type="paragraph" svg:x="-1.201cm" svg:y="6.324cm" svg:width="18.801cm" svg:height="2.178cm" draw:z-index="0"><draw:text-box><text:p text:style-name="Frame_20_contents"/></draw:text-box></draw:frame><text:span text:style-name="T3"/></text:h>
      <text:p text:style-name="P28"><text:bookmark-start text:name="_Toc261174907"/><text:bookmark-start text:name="_Toc260121733"/><text:span text:style-name="Subtle_20_Emphasis"><text:span text:style-name="T1"/></text:span></text:p>
      <text:p text:style-name="P51"><text:span text:style-name="Subtle_20_Emphasis"/></text:p>
      <text:h text:style-name="P31" text:outline-level="1"><text:bookmark text:name="__RefHeading__1525_1312719894"/><text:bookmark-start text:name="_Toc323142579"/><text:span text:style-name="T7">Fiche technique</text:span><text:bookmark-end text:name="_Toc261174907"/><text:bookmark-end text:name="_Toc260121733"/><text:bookmark-end text:name="__RefHeading__1525_1312719894"/><text:bookmark-end text:name="_Toc323142579"/></text:h>
      <text:p text:style-name="P1"/>
      <table:table table:name="Tableau1" table:style-name="Tableau1">
        <table:table-column table:style-name="Tableau1.A"/>
        <table:table-column table:style-name="Tableau1.B"/>
        <table:table-row table:style-name="Tableau1.1">
          <table:table-cell table:style-name="Tableau1.A1" office:value-type="string">
            <text:p text:style-name="P16"><text:span text:style-name="T5">Intitulé du Projet</text:span></text:p>
          </table:table-cell>
          <table:table-cell table:style-name="Tableau1.A1" office:value-type="string">
            <text:p text:style-name="P16"><text:span text:style-name="T9">Développer une bibliothèque inspirée du projet Arduino pour les cartes STM32F4-discovery utilisant l'environnement eLua</text:span></text:p>
            <text:p text:style-name="P17"/>
          </table:table-cell>
        </table:table-row>
        <table:table-row table:style-name="Tableau1.1">
          <table:table-cell table:style-name="Tableau1.A2" office:value-type="string">
            <text:p text:style-name="P18"><text:span text:style-name="T8">Catégorie</text:span></text:p>
          </table:table-cell>
          <table:table-cell table:style-name="Tableau1.A2" office:value-type="string">
            <text:p text:style-name="Standard"><text:span text:style-name="T9">Développement embarqué et conception d'API</text:span></text:p>
            <text:p text:style-name="P2"/>
          </table:table-cell>
        </table:table-row>
        <table:table-row table:style-name="Tableau1.1">
          <table:table-cell table:style-name="Tableau1.A2" office:value-type="string">
            <text:p text:style-name="Standard"><text:span text:style-name="T8">Destinataires</text:span></text:p>
          </table:table-cell>
          <table:table-cell table:style-name="Tableau1.A2" office:value-type="string">
            <text:p text:style-name="Standard"><text:span text:style-name="T5">Développeurs, Entreprises spécialisées<text:line-break/></text:span></text:p>
          </table:table-cell>
        </table:table-row>
        <table:table-row table:style-name="Tableau1.1">
          <table:table-cell table:style-name="Tableau1.A2" office:value-type="string">
            <text:p text:style-name="Standard"><text:span text:style-name="T8">Conditions de travail</text:span></text:p>
          </table:table-cell>
          <table:table-cell table:style-name="Tableau1.A2" office:value-type="string">
            <text:p text:style-name="Standard"><text:span text:style-name="T5">Travail en binômes. Une partie de la semaine (Lundi et Mardi après-midi) était consacrée au projet.</text:span></text:p>
          </table:table-cell>
        </table:table-row>
        <table:table-row table:style-name="Tableau1.1">
          <table:table-cell table:style-name="Tableau1.A2" office:value-type="string">
            <text:p text:style-name="Standard"><text:span text:style-name="T8">Conditions de travail</text:span></text:p>
          </table:table-cell>
          <table:table-cell table:style-name="Tableau1.A2" office:value-type="string">
            <text:p text:style-name="Standard"><text:span text:style-name="T5">Travail sous les directives de Guillaume Ayoub et les conseils de M. Donnadieu et M. Clisson. Seul puis en collaboration avec l’infographiste Anaëlle Digon</text:span></text:p>
          </table:table-cell>
        </table:table-row>
        <table:table-row table:style-name="Tableau1.1">
          <table:table-cell table:style-name="Tableau1.A2" office:value-type="string">
            <text:p text:style-name="Standard"><text:span text:style-name="T8">Matériel utilisé</text:span></text:p>
          </table:table-cell>
          <table:table-cell table:style-name="Tableau1.A2" office:value-type="string">
            <text:p text:style-name="Standard"><text:span text:style-name="T5">Ordinateur personnel sous Linux</text:span></text:p>
          </table:table-cell>
        </table:table-row>
        <table:table-row table:style-name="Tableau1.1">
          <table:table-cell table:style-name="Tableau1.A2" office:value-type="string">
            <text:p text:style-name="Standard"><text:span text:style-name="T8">Logiciels utilisés</text:span></text:p>
          </table:table-cell>
          <table:table-cell table:style-name="Tableau1.A2" office:value-type="string">
            <text:p text:style-name="Standard"><text:span text:style-name="T5">Editeur de texte</text:span></text:p>
            <text:p text:style-name="Standard"><text:span text:style-name="T5">Le gestionnaire de version Git<text:line-break/>Gnome-terminal</text:span></text:p>
          </table:table-cell>
        </table:table-row>
        <table:table-row table:style-name="Tableau1.1">
          <table:table-cell table:style-name="Tableau1.A2" office:value-type="string">
            <text:p text:style-name="Standard"><text:span text:style-name="T8">Langages et technologies utilisés</text:span></text:p>
          </table:table-cell>
          <table:table-cell table:style-name="Tableau1.A2" office:value-type="string">
            <text:p text:style-name="Standard"><text:span text:style-name="T5">Lua, C, Bash, Latex</text:span></text:p>
          </table:table-cell>
        </table:table-row>
        <table:table-row table:style-name="Tableau1.1">
          <table:table-cell table:style-name="Tableau1.A2" office:value-type="string">
            <text:p text:style-name="Standard"><text:span text:style-name="T8">Objectifs fixés</text:span></text:p>
          </table:table-cell>
          <table:table-cell table:style-name="Tableau1.A2" office:value-type="string">
            <text:p text:style-name="Standard"><text:span text:style-name="T5">Développer les principales fonctions de base : </text:span></text:p>
            <text:p text:style-name="P6"/>
            <text:list xml:id="list729992237" text:style-name="WWNum25">
              <text:list-item>
                <text:p text:style-name="P37"><text:span text:style-name="T5">Entrée/sortie</text:span></text:p>
              </text:list-item>
              <text:list-item>
                <text:p text:style-name="P37"><text:span text:style-name="T5">Timer</text:span></text:p>
              </text:list-item>
              <text:list-item>
                <text:p text:style-name="P37"><text:span text:style-name="T5">Communication série</text:span></text:p>
              </text:list-item>
              <text:list-item>
                <text:p text:style-name="P37"><text:span text:style-name="T5">Maths</text:span></text:p>
              </text:list-item>
            </text:list>
            <text:p text:style-name="P6"/>
            <text:p text:style-name="Standard"><text:soft-page-break/><text:span text:style-name="T5">Mettre en place des outils qui facilitent la compilation et l’exécution des programmes.</text:span></text:p>
            <text:p text:style-name="P6"/>
            <text:p text:style-name="Standard"><text:span text:style-name="T5">Proposer des exemples prêts à l’emploi</text:span></text:p>
            <text:p text:style-name="Standard"><text:span text:style-name="T5"><text:line-break/>S’assurer de disposer d’une architecture facilement extensible pour que le projet puisse être repris plus tard.</text:span></text:p>
          </table:table-cell>
        </table:table-row>
        <table:table-row table:style-name="Tableau1.1">
          <table:table-cell table:style-name="Tableau1.A2" office:value-type="string">
            <text:p text:style-name="Standard"><text:span text:style-name="T8">Devenir du projet</text:span></text:p>
          </table:table-cell>
          <table:table-cell table:style-name="Tableau1.A2" office:value-type="string">
            <text:p text:style-name="Standard"><text:span text:style-name="T5">Le projet est distribué avec licence open source sur le site github : </text:span></text:p>
            <text:p text:style-name="Standard"><text:a xlink:type="simple" xlink:href="https://github.com/SalemHarrache/ricm4-Easy-Elua"><text:span text:style-name="T6">https://github.com/SalemHarrache/ricm4-Easy-Elua</text:span></text:a></text:p>
          </table:table-cell>
        </table:table-row>
      </table:table>
      <text:p text:style-name="P1"/>
      <text:p text:style-name="P1"/>
      <text:p text:style-name="P50"><text:span text:style-name="T18">Table des </text:span><text:bookmark text:name="_GoBack"/><text:span text:style-name="T18">matières</text:span></text:p>
      <text:table-of-content text:style-name="Sect1" text:protected="true" text:name="Table des matières1">
        <text:table-of-content-source text:outline-level="4"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6"><text:a xlink:type="simple" xlink:href="#__RefHeading__1525_1312719894">Fiche technique<text:tab/>2</text:a></text:p>
          <text:p text:style-name="P36"><text:a xlink:type="simple" xlink:href="#__RefHeading__1527_1312719894">Introduction<text:tab/>4</text:a></text:p>
          <text:p text:style-name="P36"><text:a xlink:type="simple" xlink:href="#__RefHeading__1529_1312719894">A.Introduction aux projets existants<text:tab/>5</text:a></text:p>
          <text:p text:style-name="P49"><text:a xlink:type="simple" xlink:href="#__RefHeading__1531_1312719894">1.Présentation de la carte STM32F4-DISCOVERY<text:tab/>5</text:a></text:p>
          <text:p text:style-name="P49"><text:a xlink:type="simple" xlink:href="#__RefHeading__1533_1312719894">2.Présentation de l’approche Arduino<text:tab/>5</text:a></text:p>
          <text:p text:style-name="P49"><text:a xlink:type="simple" xlink:href="#__RefHeading__1535_1312719894">3.Présentation d’eLua<text:tab/>5</text:a></text:p>
          <text:p text:style-name="P36"><text:a xlink:type="simple" xlink:href="#__RefHeading__1537_1312719894">B.Travail réalisé<text:tab/>6</text:a></text:p>
          <text:p text:style-name="P49"><text:a xlink:type="simple" xlink:href="#__RefHeading__1539_1312719894">1.Organisation du travail<text:tab/>6</text:a></text:p>
          <text:p text:style-name="P36"><text:a xlink:type="simple" xlink:href="#__RefHeading__1541_1312719894">C.Bilan de l’expérience<text:tab/>25</text:a></text:p>
        </text:index-body>
      </text:table-of-content>
      <text:p text:style-name="P7"/>
      <text:h text:style-name="P31" text:outline-level="1"><text:bookmark text:name="__RefHeading__1527_1312719894"/><text:bookmark-start text:name="_Toc323142580"/><text:span text:style-name="T7">Introduction</text:span><text:bookmark-end text:name="__RefHeading__1527_1312719894"/><text:bookmark-end text:name="_Toc323142580"/></text:h>
      <text:p text:style-name="P1"/>
      <text:p text:style-name="Standard"><text:span text:style-name="T10">Après un quatrième semestre très chargé, l’heure est aux projets innovants. Aujourd'hui vient l'heure de l'expérience et du premier vrai test sur nos capacités à concevoir, à développer et à innover.</text:span></text:p>
      <text:p text:style-name="Standard"><text:span text:style-name="T10">Parmi ces projets, certains, et le nôtre en particulier, s’adressent avant tout aux développeurs et aux entreprises désireuses de gagner du temps, et donc de l’argent. En effet, il est question ici de mettre en place une API, plus particulièrement, de porter l’API Arduino dans un autre environnement et un autre langage.</text:span></text:p>
      <text:p text:style-name="Standard"><text:span text:style-name="T10">Arduino est l’entreprise italienne qui a innové dans le monde de l’embarqué par son matériel simple, peu cher, et open source mais également par sa librairie qui fait passer la programmation sur embarqué pour un jeu d’enfants. Cette approche, qui consiste d’une part à offrir une structure et API très simple et à proposer l’ensemble en open source a aussi bien séduit les novices que les experts. Nous avons été séduits par cette approche en novices que nous sommes.</text:span></text:p>
      <text:p text:style-name="Standard"><text:span text:style-name="T10">D’autre part, un autre projet open source dans l’embarqué prend de l’ampleur depuis quelques années : eLua. Ce projet propose un environnement Lua pour beaucoup de cartes microélectroniques (MicromintEagle 100, Texas instruments LM3S6965 etc.) qui permet d’écrire des programmes avec le très puissant langage Lua.</text:span></text:p>
      <text:p text:style-name="Standard"><text:span text:style-name="T10">Notre projet repose sur ces deux projets existant pour faciliter la programmation sur les cartes STM32F4-DISCOVERY de ST-Links. <text:s/>Il consiste en le développement et portage d’une partie de l’API Arduino sur l’environnement eLua. Le but souhaité est de permettre à n’importe quel développeur Arduino de s’y retrouver rapidement dans l’environnement eLua avec toutes les fonctions qu’il connait, déjà utilisables et exploitables.</text:span></text:p>
      <text:p text:style-name="Standard"><text:span text:style-name="T11">Ce rapport s’articule autour de trois parties. En premier lieu, <text:s/>nous allons revenir sur l’approche Arduino et l’environnement eLua. Ensuite, <text:s/>nous détaillerons le déroulement du projet, la méthode de travail et le travail réalisé. Enfin on terminera par le bilan sur l’ensemble du projet.</text:span></text:p>
      <text:p text:style-name="P3"/>
      <text:p text:style-name="P3"/>
      <text:p text:style-name="P3"/>
      <text:p text:style-name="P7"><text:soft-page-break/></text:p>
      <text:list xml:id="list1908572476" text:style-name="WWNum8">
        <text:list-item>
          <text:h text:style-name="P32" text:outline-level="1"><text:bookmark text:name="__RefHeading__1529_1312719894"/><text:bookmark-start text:name="_Toc323142581"/><text:span text:style-name="T7">Introduction aux projets existants</text:span><text:bookmark-end text:name="__RefHeading__1529_1312719894"/><text:bookmark-end text:name="_Toc323142581"/></text:h>
          <text:list>
            <text:list-item>
              <text:h text:style-name="P29" text:outline-level="2"><text:bookmark text:name="__RefHeading__1531_1312719894"/><text:bookmark-start text:name="_Toc323142582"/><text:span text:style-name="T18">Présentation de la carte STM32F4-DISCOVERY</text:span><text:bookmark-end text:name="__RefHeading__1531_1312719894"/><text:bookmark-end text:name="_Toc323142582"/></text:h>
            </text:list-item>
          </text:list>
        </text:list-item>
      </text:list>
      <text:p text:style-name="Standard"><text:span text:style-name="T9">Partie 1</text:span></text:p>
      <text:list xml:id="list1275731761" text:continue-numbering="true" text:style-name="WWNum8">
        <text:list-item>
          <text:list>
            <text:list-item>
              <text:h text:style-name="P29" text:outline-level="2"><text:bookmark text:name="__RefHeading__1533_1312719894"/><text:bookmark-start text:name="_Toc323142583"/><text:span text:style-name="T18">Présentation de l’approche Arduino</text:span><text:bookmark-end text:name="__RefHeading__1533_1312719894"/><text:bookmark-end text:name="_Toc323142583"/></text:h>
            </text:list-item>
          </text:list>
        </text:list-item>
      </text:list>
      <text:p text:style-name="Standard"><text:span text:style-name="T9">Partie 2</text:span></text:p>
      <text:list xml:id="list1303087419" text:continue-numbering="true" text:style-name="WWNum8">
        <text:list-item>
          <text:list>
            <text:list-item>
              <text:h text:style-name="P29" text:outline-level="2"><text:bookmark text:name="__RefHeading__1535_1312719894"/><text:bookmark-start text:name="_Toc323142584"/><text:span text:style-name="T18">Présentation d’eLua</text:span><text:bookmark-end text:name="__RefHeading__1535_1312719894"/><text:bookmark-end text:name="_Toc323142584"/></text:h>
            </text:list-item>
          </text:list>
        </text:list-item>
      </text:list>
      <text:p text:style-name="Standard"><text:span text:style-name="T9">Partie 3</text:span></text:p>
      <text:p text:style-name="P1"/>
      <text:p text:style-name="P1"/>
      <text:list xml:id="list698859476" text:continue-numbering="true" text:style-name="WWNum8">
        <text:list-item>
          <text:h text:style-name="P32" text:outline-level="1"><text:bookmark text:name="__RefHeading__1537_1312719894"/><text:bookmark-start text:name="_Toc323142585"/><text:span text:style-name="T7">Travail réalisé</text:span><text:bookmark-end text:name="__RefHeading__1537_1312719894"/><text:bookmark-end text:name="_Toc323142585"/></text:h>
        </text:list-item>
      </text:list>
      <text:p text:style-name="Standard"><text:span text:style-name="T9">Avant de nous attarder sur le travail réalisé, nous allons tout d’abord aborder les méthodes de travail et notre organisation tout au long pour mener à bien ce projet. Puis nous détaillerons la structure du projet et les différentes composantes de celui-ci. <text:s/>Nous détaillerons enfin les fonctions portées, les fonctions qu’ils restent à écrire et les concepts nouveaux, propres à Easy-eLua. Nous terminerons <text:s/>par des exemples de programme développés avec Easy-eLua</text:span></text:p>
      <text:list xml:id="list42164240" text:continue-numbering="true" text:style-name="WWNum8">
        <text:list-item>
          <text:list>
            <text:list-item>
              <text:h text:style-name="P29" text:outline-level="2"><text:bookmark text:name="__RefHeading__1539_1312719894"/><text:bookmark-start text:name="_Toc323142586"/><text:span text:style-name="T19">Organisation du travail</text:span><text:bookmark-end text:name="__RefHeading__1539_1312719894"/><text:bookmark-end text:name="_Toc323142586"/></text:h>
            </text:list-item>
          </text:list>
        </text:list-item>
      </text:list>
      <text:h text:style-name="P30" text:outline-level="2"/>
      <text:p text:style-name="Standard"><text:span text:style-name="T11">Sur ce projet, il y a eu deux phases distinctes. La première phase concernait la recherche d’information et l’évaluation de la faisabilité du projet. Cette phase était assez longue et peu productive en code. <text:s/>C’est également dans cette phase où l’on a commencé l’initiation à la programmation de l’embarqué et l’évaluation des différentes librairies disponibles pour linux (stlink, libopenstm32...). Nous nous concertions avec le tuteur pour jauger la voie à emprunter, car il faut bien le dire, <text:s/>beaucoup de sprint n’aboutissait pas forcément à un résultat espéré.</text:span></text:p>
      <text:p text:style-name="Standard"><text:span text:style-name="T11">Avec le recul, on peut voir cette phase comme une longue formation aux différents outils et à la programmation de l’embarqué. Elle est d’autant plus importante, qu’elle a permis à cette d’avoir une deuxième phase très rapide. </text:span></text:p>
      <text:p text:style-name="Standard"><text:span text:style-name="T11">Pour la deuxième phase, nous avons utilisé une </text:span><text:span text:style-name="T20">méthode de travail qui s'inspire des méthodes agiles. Cette méthode s'appuie sur des valeurs fondamentales :</text:span></text:p>
      <text:list xml:id="list1040229377" text:style-name="WWNum28">
        <text:list-item>
          <text:p text:style-name="P26"><text:span text:style-name="T20">Les interactions entre individus priment sur les processus et outils, ceci permet de développer davantage le travail en groupe, et favorise la communication en face à face. </text:span></text:p>
        </text:list-item>
        <text:list-item>
          <text:p text:style-name="P26"><text:span text:style-name="T20">Le fonctionnement prime sur le reste : il est vital que l'application fonctionne. Le reste, et notamment la documentation technique, est une aide précieuse mais non un but en soi.</text:span></text:p>
        </text:list-item>
        <text:list-item>
          <text:p text:style-name="P26"><text:span text:style-name="T20">Accepter le changement plutôt que de suivre un plan. En effet, il faut considérer le changement comme une opportunité car effectuer un changement au plus tôt <text:s/>permet de réduire le coût. </text:span></text:p>
        </text:list-item>
      </text:list>
      <text:p text:style-name="Standard"><text:span text:style-name="T20">Ceci se traduit concrètement, par des objectifs courts, les « sprints » qu'on se fixe en fin de semaine pour la semaine à venir. Chaque fin de journée, </text:span><text:soft-page-break/><text:span text:style-name="T20">on se regroupe durant 15-20 minutes pour une réunion hebdomadaire. À tour de rôle, chaque développeur prend la parole pour faire part de l’avancement de son projet et peut aborder les problèmes rencontrés. Cela nous permet de connaître l’état d’avancement de l’autre développeur et de proposer des suggestions et un nouveau point de vue. Ça permet aussi de voir si quelqu'un est bloqué, mais généralement si c'est le cas, l'aide survient plus tôt.</text:span></text:p>
      <text:p text:style-name="Standard"><text:span text:style-name="T20">À la fin de chaque sprint, on effectue une réunion où l'on dresse le <text:s/>bilan de ce qui a été réalisé puis l'on fixe les objectifs du sprint suivant. Il n’y a pas réellement de scrum master, vu qu’on est deux et avec le même niveau de connaissances. On décide tous les deux des sprints de chacun.</text:span></text:p>
      <text:list xml:id="list897982573" text:continue-list="list42164240" text:style-name="WWNum8">
        <text:list-item>
          <text:list>
            <text:list-item>
              <text:p text:style-name="P38"><text:span text:style-name="T19">Arborescence du projet</text:span></text:p>
            </text:list-item>
          </text:list>
        </text:list-item>
      </text:list>
      <text:p text:style-name="Standard"><text:span text:style-name="T12">L’arborescence du projet est la suivante : </text:span></text:p>
      <text:p text:style-name="P5"/>
      <text:list xml:id="list1586744097" text:style-name="WWNum29">
        <text:list-item>
          <text:p text:style-name="P39"><text:span text:style-name="T12">arduino_wrapper : les sources de nos portages.</text:span></text:p>
        </text:list-item>
        <text:list-item>
          <text:p text:style-name="P39"><text:span text:style-name="T12">docs : contient l’ensemble des documents utiles des projets.</text:span></text:p>
        </text:list-item>
        <text:list-item>
          <text:p text:style-name="P39"><text:span text:style-name="T12">elua : contient les sources eLua</text:span></text:p>
        </text:list-item>
        <text:list-item>
          <text:p text:style-name="P39"><text:span text:style-name="T12">env : le dossier contient les outils indispensables pour la compilation (sourcerytoolchain g++) et le flash de la carte</text:span></text:p>
        </text:list-item>
        <text:list-item>
          <text:p text:style-name="P39"><text:span text:style-name="T12">examples : contient les exemples documentés prêts à l’emploi.</text:span></text:p>
        </text:list-item>
      </text:list>
      <text:p text:style-name="Standard"><text:span text:style-name="T12">L’une des fonctionnalités intéressantes du projet, est l’installation automatique de l’environnement de développement. En effet, le script « install.sh » permet d’automatiser cette tâche rendant plus simple le premier contact avec Easy-eLua.</text:span></text:p>
      <text:p text:style-name="Standard"><text:span text:style-name="T12">Nous avons également développé d’autres scripts pour automatiser d’autres tâches, comme le flash de la carte avec un programme Easy-eLua ou encore l’envoi de celui-ci sur une carte possédant déjà un environnement eLua.</text:span></text:p>
      <text:p text:style-name="Standard"/>
      <text:list xml:id="list1312922469" text:continue-list="list897982573" text:style-name="WWNum8">
        <text:list-item>
          <text:list>
            <text:list-item>
              <text:p text:style-name="P46"><text:span text:style-name="T19">Fonctions portées</text:span></text:p>
            </text:list-item>
          </text:list>
        </text:list-item>
      </text:list>
      <text:p text:style-name="Standard"><text:span text:style-name="T12">L’environnement eLua est très riche. <text:s/>La plupart des portages qu’on a réalisés sont assez courts et dépassent rarement les 10 lignes. Voici les principales fonctions portées.</text:span></text:p>
      <text:list xml:id="list201128789" text:style-name="WWNum30">
        <text:list-item>
          <text:p text:style-name="P40"><text:span text:style-name="T12">Entrées/Sorties numériques</text:span></text:p>
        </text:list-item>
      </text:list>
      <text:p text:style-name="Standard"><text:span text:style-name="T12">Ce sont les fonctions de base d’entrée sortie qui vont permettre d’interagir avec l’extérieur. <text:s/>Trois fonctions ont été réalisées : </text:span></text:p>
      <text:list xml:id="list1691782841" text:style-name="WWNum31">
        <text:list-item>
          <text:p text:style-name="P41"><text:span text:style-name="T14">pinMode()</text:span><text:span text:style-name="T12"> : Cette fonction spécifie le mode (INPUT ou OUTPUT) d’une broche. <text:s/>Cette fonction existe déjà dans eLua, mais elle porte un autre nom, le portage est donc très court : <text:line-break/></text:span></text:p>
        </text:list-item>
      </text:list>
      <text:p text:style-name="P47"><text:span text:style-name="T22"><text:s text:c="7"/>function </text:span><text:span text:style-name="T25">pinMode</text:span><text:span text:style-name="T28">(</text:span><text:span text:style-name="T25">pin</text:span><text:span text:style-name="T28">,</text:span><text:span text:style-name="T25"> mode</text:span><text:span text:style-name="T28">)</text:span></text:p>
      <text:p text:style-name="P48"><text:span text:style-name="T22"><text:s text:c="11"/>if</text:span><text:span text:style-name="T25"> mode </text:span><text:span text:style-name="T28">==</text:span><text:span text:style-name="T25"> OUTPUT </text:span><text:span text:style-name="T22">or</text:span><text:span text:style-name="T25"> mode </text:span><text:span text:style-name="T28">==</text:span><text:span text:style-name="T25"> INPUT </text:span><text:span text:style-name="T22">then</text:span></text:p>
      <text:p text:style-name="P48"><text:span text:style-name="T22"><text:s text:c="15"/></text:span><text:span text:style-name="T27">pio.pin.setdir</text:span><text:span text:style-name="T29">(</text:span><text:span text:style-name="T27">mode</text:span><text:span text:style-name="T29">,</text:span><text:span text:style-name="T27"> pin</text:span><text:span text:style-name="T29">)</text:span></text:p>
      <text:p text:style-name="P48"><text:span text:style-name="T22"><text:s text:c="11"/></text:span><text:span text:style-name="T24">end</text:span></text:p>
      <text:p text:style-name="P45"><text:span text:style-name="T22"><text:s text:c="7"/></text:span><text:span text:style-name="T24">end</text:span></text:p>
      <text:p text:style-name="P42"/>
      <text:list xml:id="list1832905666" text:continue-numbering="true" text:style-name="WWNum31">
        <text:list-item>
          <text:p text:style-name="P41"><text:span text:style-name="T14">digitalWrite()</text:span><text:span text:style-name="T12"> : Envoie la valeur HIGH ou LOW (respectivement 1 ou 0) sur une broche. De même que pinMode() le portage ne pose pas de problème puisque cette fonction (comme on peut s’en douter) est disponible dans l’environnement eLua.</text:span></text:p>
        </text:list-item>
      </text:list>
      <text:p text:style-name="P27"><text:span text:style-name="T22">Function </text:span><text:span text:style-name="T25">digitalWrite</text:span><text:span text:style-name="T28">(</text:span><text:span text:style-name="T25">pin</text:span><text:span text:style-name="T28">,</text:span><text:span text:style-name="T25"> value</text:span><text:span text:style-name="T28">)</text:span></text:p>
      <text:p text:style-name="P14"><text:span text:style-name="T25"><text:tab/> <text:s text:c="3"/></text:span><text:span text:style-name="T22">if</text:span><text:span text:style-name="T25"> value </text:span><text:span text:style-name="T28">==</text:span><text:span text:style-name="T25"> HIGH </text:span><text:span text:style-name="T22">or</text:span><text:span text:style-name="T25"> value </text:span><text:span text:style-name="T28">==</text:span><text:span text:style-name="T25"> LOW </text:span><text:span text:style-name="T22">then</text:span></text:p>
      <text:p text:style-name="P14"><text:span text:style-name="T22"><text:s text:c="14"/></text:span><text:span text:style-name="T25">pio.pin.setval</text:span><text:span text:style-name="T28">(</text:span><text:span text:style-name="T25"> value</text:span><text:span text:style-name="T28">,</text:span><text:span text:style-name="T25"> pin </text:span><text:span text:style-name="T28">)</text:span></text:p>
      <text:p text:style-name="P14"><text:span text:style-name="T25"><text:tab/></text:span><text:span text:style-name="T22"> <text:s text:c="3"/></text:span><text:span text:style-name="T24">end</text:span></text:p>
      <text:p text:style-name="P27"><text:span text:style-name="T24">end</text:span></text:p>
      <text:p text:style-name="P42"/>
      <text:list xml:id="list2186982005" text:continue-numbering="true" text:style-name="WWNum31">
        <text:list-item>
          <text:p text:style-name="P41"><text:span text:style-name="T14">digitalRead()</text:span><text:span text:style-name="T12"> : DigitalRead permet de lire la valeur de la broche. Cette valeur est soit de 0 soit de 1.</text:span></text:p>
        </text:list-item>
      </text:list>
      <text:p text:style-name="P27"><text:span text:style-name="T22">function</text:span><text:span text:style-name="T25">digitalRead</text:span><text:span text:style-name="T28">(</text:span><text:span text:style-name="T25">pin</text:span><text:span text:style-name="T28">)</text:span></text:p>
      <text:p text:style-name="P12"><text:span text:style-name="T22"><text:s text:c="10"/>return </text:span><text:span text:style-name="T25">pio.pin.getval</text:span><text:span text:style-name="T28">(</text:span><text:span text:style-name="T25"> pin </text:span><text:span text:style-name="T28">)</text:span></text:p>
      <text:p text:style-name="List_20_Paragraph"><text:span text:style-name="T24"><text:s text:c="6"/>end</text:span></text:p>
      <text:p text:style-name="P8"/>
      <text:list xml:id="list1003292350" text:continue-list="list201128789" text:style-name="WWNum30">
        <text:list-item>
          <text:p text:style-name="P40"><text:span text:style-name="T12">Communication série</text:span></text:p>
        </text:list-item>
      </text:list>
      <text:p text:style-name="Standard"><text:span text:style-name="T12">Pour l’entrée/sortie série, nous avons implémenté la classe Serial proposée par Arduino.</text:span></text:p>
      <text:p text:style-name="P12"><text:span text:style-name="T30">-- Serial communication object</text:span></text:p>
      <text:p text:style-name="P12"><text:span text:style-name="T25">SerialPort</text:span><text:span text:style-name="T28">=</text:span><text:span text:style-name="T25">Class</text:span><text:span text:style-name="T28">:</text:span><text:span text:style-name="T25">new</text:span><text:span text:style-name="T28">()</text:span></text:p>
      <text:p text:style-name="P19"/>
      <text:p text:style-name="P12"><text:soft-page-break/><text:span text:style-name="T22">function </text:span><text:span text:style-name="T25">SerialPort</text:span><text:span text:style-name="T28">:</text:span><text:span text:style-name="T25">__new</text:span><text:span text:style-name="T28">(</text:span><text:span text:style-name="T25">uartid</text:span><text:span text:style-name="T28">,</text:span><text:span text:style-name="T25"> baud</text:span><text:span text:style-name="T28">,</text:span><text:span text:style-name="T25">databits</text:span><text:span text:style-name="T28">,</text:span><text:span text:style-name="T25"> parity</text:span><text:span text:style-name="T28">,</text:span><text:span text:style-name="T25">stopbits</text:span><text:span text:style-name="T28">)</text:span></text:p>
      <text:p text:style-name="P14"><text:span text:style-name="T22"><text:s text:c="4"/></text:span><text:span text:style-name="T30">-- Initialize SerialPort</text:span></text:p>
      <text:p text:style-name="P14"><text:span text:style-name="T22"><text:s text:c="4"/></text:span><text:span text:style-name="T25">self.uartid </text:span><text:span text:style-name="T28">= </text:span><text:span text:style-name="T25">uartid</text:span></text:p>
      <text:p text:style-name="P14"><text:span text:style-name="T22"><text:s text:c="4"/></text:span><text:span text:style-name="T25">self.baud </text:span><text:span text:style-name="T28">=</text:span><text:span text:style-name="T25"> baud </text:span><text:span text:style-name="T22">or </text:span><text:span text:style-name="T31">115200</text:span></text:p>
      <text:p text:style-name="P14"><text:span text:style-name="T22"><text:s text:c="4"/></text:span><text:span text:style-name="T25">self.databits </text:span><text:span text:style-name="T28">= </text:span><text:span text:style-name="T25">databits </text:span><text:span text:style-name="T22">or </text:span><text:span text:style-name="T31">8</text:span></text:p>
      <text:p text:style-name="P14"><text:span text:style-name="T22"><text:s text:c="4"/></text:span><text:span text:style-name="T25">self.parity</text:span><text:span text:style-name="T28">=</text:span><text:span text:style-name="T25"> parity </text:span><text:span text:style-name="T22">or </text:span><text:span text:style-name="T25">uart.PAR_NONE</text:span></text:p>
      <text:p text:style-name="P14"><text:span text:style-name="T22"><text:s text:c="4"/></text:span><text:span text:style-name="T25">self.stopbits</text:span><text:span text:style-name="T28">=</text:span><text:span text:style-name="T25">stopbits </text:span><text:span text:style-name="T22">or</text:span><text:span text:style-name="T25"> uart.STOP_1</text:span></text:p>
      <text:p text:style-name="Standard"><text:span text:style-name="T24">end</text:span></text:p>
      <text:p text:style-name="Standard"><text:span text:style-name="T12">La carte STM32F4-DISCOVERY dispose de 6 modules UART (Universal Asynchronous Receiver Transmitter) dont </text:span><text:span text:style-name="T13">deux</text:span><text:span text:style-name="T12"> synchrone</text:span><text:span text:style-name="T13">s</text:span><text:span text:style-name="T12"> (USART). Dans la librairie Arduino, ces modules peuvent être utilisés par des objets nommés </text:span><text:span text:style-name="T14">Serialx </text:span><text:span text:style-name="T12">où x est l’identifiant de l’UART. Nous disposons donc dans Easy-eLua de 6 objets Serial accessibles directement depuis le programme, puisqu’ils sont initialisés directement dans le fichier </text:span><text:span text:style-name="T15">arduino_wrapper.lua</text:span><text:span text:style-name="T12">. </text:span></text:p>
      <text:p text:style-name="P12"><text:span text:style-name="T30">-- Define Serials object</text:span></text:p>
      <text:p text:style-name="P12"><text:span text:style-name="T25">Serial0 </text:span><text:span text:style-name="T28">=</text:span><text:span text:style-name="T25">SerialPort</text:span><text:span text:style-name="T28">:</text:span><text:span text:style-name="T25">new</text:span><text:span text:style-name="T28">(</text:span><text:span text:style-name="T31">0</text:span><text:span text:style-name="T28">)</text:span></text:p>
      <text:p text:style-name="P12"><text:span text:style-name="T25">Serial1 </text:span><text:span text:style-name="T28">=</text:span><text:span text:style-name="T25">SerialPort</text:span><text:span text:style-name="T28">:</text:span><text:span text:style-name="T25">new</text:span><text:span text:style-name="T28">(</text:span><text:span text:style-name="T31">1</text:span><text:span text:style-name="T28">)</text:span></text:p>
      <text:p text:style-name="P12"><text:span text:style-name="T25">Serial2 </text:span><text:span text:style-name="T28">=</text:span><text:span text:style-name="T25">SerialPort</text:span><text:span text:style-name="T28">:</text:span><text:span text:style-name="T25">new</text:span><text:span text:style-name="T28">(</text:span><text:span text:style-name="T31">2</text:span><text:span text:style-name="T28">)</text:span></text:p>
      <text:p text:style-name="P12"><text:span text:style-name="T25">Serial3 </text:span><text:span text:style-name="T28">=</text:span><text:span text:style-name="T25">SerialPort</text:span><text:span text:style-name="T28">:</text:span><text:span text:style-name="T25">new</text:span><text:span text:style-name="T28">(</text:span><text:span text:style-name="T31">3</text:span><text:span text:style-name="T28">)</text:span></text:p>
      <text:p text:style-name="P12"><text:span text:style-name="T25">Serial4 </text:span><text:span text:style-name="T28">=</text:span><text:span text:style-name="T25">SerialPort</text:span><text:span text:style-name="T28">:</text:span><text:span text:style-name="T25">new</text:span><text:span text:style-name="T28">(</text:span><text:span text:style-name="T31">4</text:span><text:span text:style-name="T28">)</text:span></text:p>
      <text:p text:style-name="Standard"><text:span text:style-name="T27">Serial5 </text:span><text:span text:style-name="T29">=</text:span><text:span text:style-name="T27">SerialPort</text:span><text:span text:style-name="T29">:</text:span><text:span text:style-name="T27">new</text:span><text:span text:style-name="T29">(</text:span><text:span text:style-name="T32">5</text:span><text:span text:style-name="T29">)</text:span></text:p>
      <text:p text:style-name="P4"/>
      <text:p text:style-name="Standard"><text:span text:style-name="T12">La classe dispose bien évidemment d’une méthode begin() qui initialise la connexion série. Dans ce cas les broches ne peuvent plus être utilisées avec digitalWrite() et digitalRead()</text:span></text:p>
      <text:p text:style-name="P12"><text:span text:style-name="T22">function </text:span><text:span text:style-name="T25">SerialPort</text:span><text:span text:style-name="T28">:</text:span><text:span text:style-name="T25">begin</text:span><text:span text:style-name="T28">(</text:span><text:span text:style-name="T25">baud</text:span><text:span text:style-name="T28">)</text:span></text:p>
      <text:p text:style-name="P14"><text:span text:style-name="T22"><text:s text:c="4"/></text:span><text:span text:style-name="T30">-- Setup the serial port</text:span></text:p>
      <text:p text:style-name="P14"><text:span text:style-name="T22"><text:s text:c="4"/></text:span><text:span text:style-name="T30">-- Returns: The actual baud rate set on the serial port.</text:span></text:p>
      <text:p text:style-name="P14"><text:span text:style-name="T22"><text:s text:c="4"/></text:span><text:span text:style-name="T30">-- Depending on the hardware, this might have a different value than</text:span></text:p>
      <text:p text:style-name="P14"><text:span text:style-name="T22"><text:s text:c="4"/></text:span><text:span text:style-name="T30">-- thebaud parameter</text:span></text:p>
      <text:p text:style-name="P14"><text:span text:style-name="T22"><text:s text:c="4"/></text:span><text:span text:style-name="T25">self.baud </text:span><text:span text:style-name="T28">=</text:span><text:span text:style-name="T25"> baud </text:span><text:span text:style-name="T22">or </text:span><text:span text:style-name="T25">self.baud</text:span></text:p>
      <text:p text:style-name="P14"><text:span text:style-name="T22"><text:s text:c="4"/>return </text:span><text:span text:style-name="T25">uart.setup</text:span><text:span text:style-name="T28">(</text:span><text:span text:style-name="T25">self.uartid</text:span><text:span text:style-name="T28">,</text:span><text:span text:style-name="T25">self.baud</text:span><text:span text:style-name="T28">,</text:span><text:span text:style-name="T25">self.databits</text:span><text:span text:style-name="T28">,</text:span><text:span text:style-name="T25">self.parity</text:span><text:span text:style-name="T28">,</text:span></text:p>
      <text:p text:style-name="P14"><text:span text:style-name="T22"><text:s text:c="55"/></text:span><text:span text:style-name="T27">self.stopbits</text:span><text:span text:style-name="T29">)</text:span></text:p>
      <text:p text:style-name="Standard"><text:span text:style-name="T24">end</text:span></text:p>
      <text:p text:style-name="Standard"><text:span text:style-name="T12">La fonction la plus intéressante (nous ne détaillerons pas les autres ici) c’est bien évidemment la fonction print() qui permet d’envoyer des données avec différents formatages possibles : </text:span></text:p>
      <text:p text:style-name="P24"><text:span text:style-name="T22">function</text:span><text:span text:style-name="T25">SerialPort</text:span><text:span text:style-name="T28">:</text:span><text:span text:style-name="T33">print</text:span><text:span text:style-name="T28">(</text:span><text:span text:style-name="T25">value</text:span><text:span text:style-name="T28">,</text:span><text:span text:style-name="T35">format</text:span><text:span text:style-name="T28">)</text:span></text:p>
      <text:p text:style-name="P25"><text:span text:style-name="T22"><text:s text:c="4"/></text:span><text:span text:style-name="T30">-- Prints data to the serial port as human-readable ASCII text.</text:span></text:p>
      <text:p text:style-name="P25"><text:span text:style-name="T22"><text:s text:c="4"/></text:span><text:span text:style-name="T30">-- This method can take many forms. Numbers are printed using an ASCII</text:span></text:p>
      <text:p text:style-name="P25"><text:span text:style-name="T22"><text:s text:c="4"/></text:span><text:span text:style-name="T30">-- character for each digit. Floats are similarly printed as ASCII digits,</text:span></text:p>
      <text:p text:style-name="P25"><text:span text:style-name="T22"><text:s text:c="4"/></text:span><text:span text:style-name="T30">-- defaulting to two decimal places. Bytes are sent as a single character.</text:span></text:p>
      <text:p text:style-name="P25"><text:span text:style-name="T22"><text:s text:c="4"/></text:span><text:span text:style-name="T30">--</text:span></text:p>
      <text:p text:style-name="P25"><text:span text:style-name="T22"><text:s text:c="4"/></text:span><text:span text:style-name="T30">-- Characters and strings are sent as is. For example:</text:span></text:p>
      <text:p text:style-name="P25"><text:span text:style-name="T22"><text:s text:c="4"/></text:span><text:span text:style-name="T30">-- SerialPort.print(78) gives "78"</text:span></text:p>
      <text:p text:style-name="P25"><text:span text:style-name="T22"><text:s text:c="4"/></text:span><text:span text:style-name="T30">-- SerialPort.print(1.23456) gives "1.23"</text:span></text:p>
      <text:p text:style-name="P25"><text:span text:style-name="T22"><text:s text:c="4"/></text:span><text:span text:style-name="T30">-- SerialPort.print('N') gives "N"</text:span></text:p>
      <text:p text:style-name="P25"><text:span text:style-name="T22"><text:s text:c="4"/></text:span><text:span text:style-name="T30">-- SerialPort.print("Hello world.") gives "Hello world."</text:span></text:p>
      <text:p text:style-name="P21"/>
      <text:p text:style-name="P25"><text:soft-page-break/><text:span text:style-name="T22"><text:s text:c="4"/></text:span><text:span text:style-name="T30">-- An optional second parameter specifies the base (format) to use;</text:span></text:p>
      <text:p text:style-name="P25"><text:span text:style-name="T22"><text:s text:c="4"/></text:span><text:span text:style-name="T30">-- permitted values are BIN (binary, or base 2), OCT (octal, or base 8),</text:span></text:p>
      <text:p text:style-name="P25"><text:span text:style-name="T22"><text:s text:c="4"/></text:span><text:span text:style-name="T30">-- DEC (decimal, or base 10), HEX (hexadecimal, or base 16). For floating</text:span></text:p>
      <text:p text:style-name="P25"><text:span text:style-name="T22"><text:s text:c="4"/></text:span><text:span text:style-name="T30">-- point numbers, this parameter specifies the number of decimal places</text:span></text:p>
      <text:p text:style-name="P25"><text:span text:style-name="T22"><text:s text:c="4"/></text:span><text:span text:style-name="T30">-- to use. For example:</text:span></text:p>
      <text:p text:style-name="P25"><text:span text:style-name="T22"><text:s text:c="4"/></text:span><text:span text:style-name="T30">--</text:span></text:p>
      <text:p text:style-name="P25"><text:span text:style-name="T22"><text:s text:c="4"/></text:span><text:span text:style-name="T30">-- SerialPort.print(78, BIN) gives "1001110"</text:span></text:p>
      <text:p text:style-name="P25"><text:span text:style-name="T22"><text:s text:c="4"/></text:span><text:span text:style-name="T30">-- SerialPort.print(78, OCT) gives "116"</text:span></text:p>
      <text:p text:style-name="P25"><text:span text:style-name="T22"><text:s text:c="4"/></text:span><text:span text:style-name="T30">-- SerialPort.print(78, DEC) gives "78"</text:span></text:p>
      <text:p text:style-name="P25"><text:span text:style-name="T22"><text:s text:c="4"/></text:span><text:span text:style-name="T30">-- SerialPort.print(78, HEX) gives "4E"</text:span></text:p>
      <text:p text:style-name="P25"><text:span text:style-name="T22"><text:s text:c="4"/></text:span><text:span text:style-name="T30">-- SerialPort.println(1.23456, 0) gives "1"</text:span></text:p>
      <text:p text:style-name="P25"><text:span text:style-name="T22"><text:s text:c="4"/></text:span><text:span text:style-name="T30">-- SerialPort.println(1.23456, 2) gives "1.23"</text:span></text:p>
      <text:p text:style-name="P25"><text:span text:style-name="T22"><text:s text:c="4"/></text:span><text:span text:style-name="T30">-- SerialPort.println(1.23456, 4) gives "1.2346"</text:span></text:p>
      <text:p text:style-name="P21"/>
      <text:p text:style-name="P25"><text:span text:style-name="T22"><text:s text:c="4"/>if</text:span><text:span text:style-name="T25"> value </text:span><text:span text:style-name="T28">== </text:span><text:span text:style-name="T22">nil then</text:span></text:p>
      <text:p text:style-name="P25"><text:span text:style-name="T22"><text:s text:c="8"/>return</text:span></text:p>
      <text:p text:style-name="P25"><text:span text:style-name="T22"><text:s text:c="4"/>end</text:span></text:p>
      <text:p text:style-name="P21"/>
      <text:p text:style-name="P25"><text:span text:style-name="T22"><text:s text:c="4"/>if </text:span><text:span text:style-name="T33">type</text:span><text:span text:style-name="T28">(</text:span><text:span text:style-name="T25">value</text:span><text:span text:style-name="T28">) == </text:span><text:span text:style-name="T37">"string" </text:span><text:span text:style-name="T22">then</text:span></text:p>
      <text:p text:style-name="P25"><text:span text:style-name="T22"><text:s text:c="8"/></text:span><text:span text:style-name="T25">uart.write</text:span><text:span text:style-name="T28">(</text:span><text:span text:style-name="T25">self.uartid</text:span><text:span text:style-name="T28">,</text:span><text:span text:style-name="T25"> value</text:span><text:span text:style-name="T28">)</text:span></text:p>
      <text:p text:style-name="P25"><text:span text:style-name="T22"><text:s text:c="4"/>end</text:span></text:p>
      <text:p text:style-name="P21"/>
      <text:p text:style-name="P25"><text:span text:style-name="T22"><text:s text:c="4"/>if </text:span><text:span text:style-name="T33">type</text:span><text:span text:style-name="T28">(</text:span><text:span text:style-name="T25">value</text:span><text:span text:style-name="T28">) == </text:span><text:span text:style-name="T37">"number" </text:span><text:span text:style-name="T22">then</text:span></text:p>
      <text:p text:style-name="P25"><text:span text:style-name="T22"><text:s text:c="8"/>if </text:span><text:span text:style-name="T35">format </text:span><text:span text:style-name="T28">~= </text:span><text:span text:style-name="T22">nil then</text:span></text:p>
      <text:p text:style-name="P25"><text:span text:style-name="T22"><text:s text:c="12"/>if </text:span><text:span text:style-name="T35">format </text:span><text:span text:style-name="T28">==</text:span><text:span text:style-name="T25"> BIN </text:span><text:span text:style-name="T22">then</text:span></text:p>
      <text:p text:style-name="P25"><text:span text:style-name="T22"><text:s text:c="16"/></text:span><text:span text:style-name="T25">value </text:span><text:span text:style-name="T28">= </text:span><text:span text:style-name="T25">numberstring</text:span><text:span text:style-name="T28">(</text:span><text:span text:style-name="T25">value</text:span><text:span text:style-name="T28">,</text:span><text:span text:style-name="T31">2</text:span><text:span text:style-name="T28">)</text:span></text:p>
      <text:p text:style-name="P25"><text:span text:style-name="T22"><text:s text:c="12"/>elseif </text:span><text:span text:style-name="T35">format </text:span><text:span text:style-name="T28">==</text:span><text:span text:style-name="T25"> OCT </text:span><text:span text:style-name="T22">then</text:span></text:p>
      <text:p text:style-name="P25"><text:span text:style-name="T22"><text:s text:c="16"/></text:span><text:span text:style-name="T25">value </text:span><text:span text:style-name="T28">= </text:span><text:span text:style-name="T25">numberstring</text:span><text:span text:style-name="T28">(</text:span><text:span text:style-name="T25">value</text:span><text:span text:style-name="T28">,</text:span><text:span text:style-name="T31">8</text:span><text:span text:style-name="T28">)</text:span></text:p>
      <text:p text:style-name="P25"><text:span text:style-name="T22"><text:s text:c="12"/>elseif </text:span><text:span text:style-name="T35">format </text:span><text:span text:style-name="T28">==</text:span><text:span text:style-name="T25"> DEC </text:span><text:span text:style-name="T22">then</text:span></text:p>
      <text:p text:style-name="P25"><text:span text:style-name="T22"><text:s text:c="16"/></text:span><text:span text:style-name="T25">value </text:span><text:span text:style-name="T28">= </text:span><text:span text:style-name="T25">numberstring</text:span><text:span text:style-name="T28">(</text:span><text:span text:style-name="T25">value</text:span><text:span text:style-name="T28">,</text:span><text:span text:style-name="T31">10</text:span><text:span text:style-name="T28">)</text:span></text:p>
      <text:p text:style-name="P25"><text:span text:style-name="T22"><text:s text:c="12"/>elseif </text:span><text:span text:style-name="T35">format </text:span><text:span text:style-name="T28">==</text:span><text:span text:style-name="T25"> HEX </text:span><text:span text:style-name="T22">then</text:span></text:p>
      <text:p text:style-name="P25"><text:span text:style-name="T22"><text:s text:c="16"/></text:span><text:span text:style-name="T25">value</text:span><text:span text:style-name="T28">=</text:span><text:span text:style-name="T35">string.upper</text:span><text:span text:style-name="T28">(</text:span><text:span text:style-name="T25">numberstring</text:span><text:span text:style-name="T28">(</text:span><text:span text:style-name="T25">value</text:span><text:span text:style-name="T28">,</text:span><text:span text:style-name="T31">16</text:span><text:span text:style-name="T28">))</text:span></text:p>
      <text:p text:style-name="P25"><text:span text:style-name="T22"><text:s text:c="12"/>end</text:span></text:p>
      <text:p text:style-name="P25"><text:span text:style-name="T22"><text:s text:c="8"/>elseif </text:span><text:span text:style-name="T33">type</text:span><text:span text:style-name="T28">(</text:span><text:span text:style-name="T35">format</text:span><text:span text:style-name="T28">) == </text:span><text:span text:style-name="T37">"number" </text:span><text:span text:style-name="T22">and </text:span><text:span text:style-name="T35">format</text:span><text:span text:style-name="T28">&gt;=</text:span><text:span text:style-name="T31">0 </text:span><text:span text:style-name="T22">then</text:span></text:p>
      <text:p text:style-name="P25"><text:span text:style-name="T22"><text:s text:c="12"/></text:span><text:span text:style-name="T25">value</text:span><text:span text:style-name="T28">=</text:span><text:span text:style-name="T35">string.format</text:span><text:span text:style-name="T28">(</text:span><text:span text:style-name="T37">"%."</text:span><text:span text:style-name="T28">..</text:span><text:span text:style-name="T35">format</text:span><text:span text:style-name="T28">..</text:span><text:span text:style-name="T37">"f"</text:span><text:span text:style-name="T28">,</text:span><text:span text:style-name="T25"> value</text:span><text:span text:style-name="T28">)</text:span></text:p>
      <text:p text:style-name="P25"><text:span text:style-name="T22"><text:s text:c="8"/>else</text:span></text:p>
      <text:p text:style-name="P25"><text:span text:style-name="T22"><text:s text:c="12"/></text:span><text:span text:style-name="T30">-- if value is float</text:span></text:p>
      <text:p text:style-name="P25"><text:span text:style-name="T22"><text:s text:c="12"/>if</text:span><text:span text:style-name="T25"> value </text:span><text:span text:style-name="T28">~= </text:span><text:span text:style-name="T35">floor</text:span><text:span text:style-name="T28">(</text:span><text:span text:style-name="T25">value</text:span><text:span text:style-name="T28">)</text:span><text:span text:style-name="T22">then</text:span></text:p>
      <text:p text:style-name="P25"><text:span text:style-name="T22"><text:s text:c="16"/></text:span><text:span text:style-name="T25">value </text:span><text:span text:style-name="T28">= </text:span><text:span text:style-name="T35">string.format</text:span><text:span text:style-name="T28">(</text:span><text:span text:style-name="T37">"%.2f"</text:span><text:span text:style-name="T28">,</text:span><text:span text:style-name="T25"> value</text:span><text:span text:style-name="T28">)</text:span></text:p>
      <text:p text:style-name="P25"><text:span text:style-name="T22"><text:s text:c="12"/>else</text:span></text:p>
      <text:p text:style-name="P25"><text:span text:style-name="T22"><text:s text:c="16"/></text:span><text:span text:style-name="T25">value </text:span><text:span text:style-name="T28">= </text:span><text:span text:style-name="T35">string.format</text:span><text:span text:style-name="T28">(</text:span><text:span text:style-name="T37">"%d"</text:span><text:span text:style-name="T28">,</text:span><text:span text:style-name="T25"> value</text:span><text:span text:style-name="T28">)</text:span></text:p>
      <text:p text:style-name="P25"><text:span text:style-name="T22"><text:s text:c="12"/>end</text:span></text:p>
      <text:p text:style-name="P25"><text:span text:style-name="T22"><text:s text:c="8"/>end</text:span></text:p>
      <text:p text:style-name="P25"><text:span text:style-name="T22"><text:s text:c="8"/></text:span><text:span text:style-name="T25">uart.write</text:span><text:span text:style-name="T28">(</text:span><text:span text:style-name="T25">self.uartid</text:span><text:span text:style-name="T28">,</text:span><text:span text:style-name="T25"> value</text:span><text:span text:style-name="T28">)</text:span></text:p>
      <text:p text:style-name="P25"><text:span text:style-name="T22"><text:s text:c="4"/></text:span><text:span text:style-name="T24">end</text:span></text:p>
      <text:p text:style-name="P11"><text:span text:style-name="T24">end</text:span></text:p>
      <text:p text:style-name="Standard"><text:span text:style-name="T12">Nous sommes restés le plus fidèle possible à la fonction initiale de Arduino.</text:span></text:p>
      <text:p text:style-name="P4"/>
      <text:list xml:id="list2037797925" text:continue-list="list1312922469" text:style-name="WWNum8">
        <text:list-item>
          <text:list>
            <text:list-item>
              <text:p text:style-name="P46"><text:span text:style-name="T19">Nouveaux Concepts</text:span></text:p>
            </text:list-item>
          </text:list>
        </text:list-item>
      </text:list>
      <text:p text:style-name="Standard"><text:span text:style-name="T12">Cette partie détaille les nouveaux concepts relatifs à nos choix d’implémentation ou à la technologie eLua/Lua.</text:span></text:p>
      <text:list xml:id="list1362113633" text:style-name="WWNum32">
        <text:list-item>
          <text:p text:style-name="P43"><text:span text:style-name="T19">Méta-programmation et orienté objet.</text:span></text:p>
        </text:list-item>
      </text:list>
      <text:p text:style-name="Standard"><text:span text:style-name="T12">La structure générale d’un programme Arduino repose sur les méthodes setup() et loop(). <text:s/>Le méthode loop() qui constitue le cœur du programme sera appelée indéfiniment, tandis que la méthode setup() elle, sert seulement à initialiser les variables et le contexte d’exécution au début du programme.</text:span></text:p>
      <text:p text:style-name="Standard"><text:span text:style-name="T12">Partant de ce constat, on a décidé de donner une orientation objet à nos programmes lua. En effet ce choix peut être contestable, mais il nous est paru important pour mettre en place une API efficace.</text:span></text:p>
      <text:p text:style-name="Standard"><text:span text:style-name="T12">Lua n’est pas pourvu de type « class », mais il permet de programmer le comportement de ses propres objets/types. Autrement dit, il est certes très léger, mais c’est un langage tout désigné pour la méta-programmation. Le mécanisme de classe, et d’héritage est défini par les lignes suivantes : </text:span></text:p>
      <text:p text:style-name="P22"/>
      <text:p text:style-name="P12"><text:span text:style-name="T22">function </text:span><text:span text:style-name="T25">Class</text:span><text:span text:style-name="T28">:</text:span><text:span text:style-name="T25">new</text:span><text:span text:style-name="T28">(</text:span><text:span text:style-name="T25">super</text:span><text:span text:style-name="T28">)</text:span></text:p>
      <text:p text:style-name="P14"><text:span text:style-name="T22"><text:s text:c="4"/>local</text:span><text:span text:style-name="T25"> class</text:span><text:span text:style-name="T28">,</text:span><text:span text:style-name="T25">metatable</text:span><text:span text:style-name="T28">,</text:span><text:span text:style-name="T25"> properties </text:span><text:span text:style-name="T28">= {},{},{}</text:span></text:p>
      <text:p text:style-name="P14"><text:span text:style-name="T22"><text:s text:c="4"/></text:span><text:span text:style-name="T27">class.metatable</text:span><text:span text:style-name="T29">=</text:span><text:span text:style-name="T27">metatable</text:span></text:p>
      <text:p text:style-name="P14"><text:span text:style-name="T22"><text:s text:c="4"/></text:span><text:span text:style-name="T27">class.properties</text:span><text:span text:style-name="T29">=</text:span><text:span text:style-name="T27">properties</text:span></text:p>
      <text:p text:style-name="P20"/>
      <text:p text:style-name="P14"><text:span text:style-name="T22"><text:s text:c="4"/>function </text:span><text:span text:style-name="T25">metatable</text:span><text:span text:style-name="T28">:</text:span><text:span text:style-name="T25">__index</text:span><text:span text:style-name="T28">(</text:span><text:span text:style-name="T25">key</text:span><text:span text:style-name="T28">)</text:span></text:p>
      <text:p text:style-name="P14"><text:span text:style-name="T22"><text:s text:c="8"/>local</text:span><text:span text:style-name="T25"> prop </text:span><text:span text:style-name="T28">=</text:span><text:span text:style-name="T25"> properties</text:span><text:span text:style-name="T28">[</text:span><text:span text:style-name="T25">key</text:span><text:span text:style-name="T28">]</text:span></text:p>
      <text:p text:style-name="P14"><text:span text:style-name="T22"><text:s text:c="8"/>if</text:span><text:span text:style-name="T25"> prop </text:span><text:span text:style-name="T22">then</text:span></text:p>
      <text:p text:style-name="P14"><text:span text:style-name="T22"><text:s text:c="12"/>return </text:span><text:span text:style-name="T25">prop.get</text:span><text:span text:style-name="T28">(</text:span><text:span text:style-name="T25">self</text:span><text:span text:style-name="T28">)</text:span></text:p>
      <text:p text:style-name="P14"><text:span text:style-name="T22"><text:s text:c="8"/>elseif</text:span><text:span text:style-name="T25"> class</text:span><text:span text:style-name="T28">[</text:span><text:span text:style-name="T25">key</text:span><text:span text:style-name="T28">] ~=</text:span><text:span text:style-name="T22">nil then</text:span></text:p>
      <text:p text:style-name="P14"><text:span text:style-name="T22"><text:s text:c="12"/>return</text:span><text:span text:style-name="T25"> class</text:span><text:span text:style-name="T28">[</text:span><text:span text:style-name="T25">key</text:span><text:span text:style-name="T28">]</text:span></text:p>
      <text:p text:style-name="P14"><text:span text:style-name="T22"><text:s text:c="8"/>elseif</text:span><text:span text:style-name="T25"> super </text:span><text:span text:style-name="T22">then</text:span></text:p>
      <text:p text:style-name="P14"><text:span text:style-name="T22"><text:s text:c="12"/>return</text:span><text:span text:style-name="T25"> super.metatable.__index</text:span><text:span text:style-name="T28">(</text:span><text:span text:style-name="T25">self</text:span><text:span text:style-name="T28">,</text:span><text:span text:style-name="T25"> key</text:span><text:span text:style-name="T28">)</text:span></text:p>
      <text:p text:style-name="P14"><text:span text:style-name="T22"><text:s text:c="8"/>else</text:span></text:p>
      <text:p text:style-name="P14"><text:span text:style-name="T22"><text:s text:c="12"/>return nil</text:span></text:p>
      <text:p text:style-name="P14"><text:span text:style-name="T22"><text:s text:c="8"/>end</text:span></text:p>
      <text:p text:style-name="P14"><text:span text:style-name="T22"><text:s text:c="4"/>end</text:span></text:p>
      <text:p text:style-name="P19"/>
      <text:p text:style-name="P14"><text:span text:style-name="T22"><text:s text:c="4"/>function </text:span><text:span text:style-name="T25">metatable</text:span><text:span text:style-name="T28">:</text:span><text:span text:style-name="T25">__newindex</text:span><text:span text:style-name="T28">(</text:span><text:span text:style-name="T25">key</text:span><text:span text:style-name="T28">,</text:span><text:span text:style-name="T25"> value</text:span><text:span text:style-name="T28">)</text:span></text:p>
      <text:p text:style-name="P14"><text:span text:style-name="T22"><text:s text:c="8"/>local</text:span><text:span text:style-name="T25"> prop </text:span><text:span text:style-name="T28">=</text:span><text:span text:style-name="T25"> properties</text:span><text:span text:style-name="T28">[</text:span><text:span text:style-name="T25">key</text:span><text:span text:style-name="T28">]</text:span></text:p>
      <text:p text:style-name="P14"><text:span text:style-name="T22"><text:s text:c="8"/>if</text:span><text:span text:style-name="T25"> prop </text:span><text:span text:style-name="T22">then</text:span></text:p>
      <text:p text:style-name="P14"><text:span text:style-name="T22"><text:s text:c="12"/>return </text:span><text:span text:style-name="T25">prop.set</text:span><text:span text:style-name="T28">(</text:span><text:span text:style-name="T25">self</text:span><text:span text:style-name="T28">,</text:span><text:span text:style-name="T25"> value</text:span><text:span text:style-name="T28">)</text:span></text:p>
      <text:p text:style-name="P14"><text:span text:style-name="T22"><text:s text:c="8"/>elseif</text:span><text:span text:style-name="T25"> super </text:span><text:span text:style-name="T22">then</text:span></text:p>
      <text:p text:style-name="P14"><text:span text:style-name="T22"><text:s text:c="12"/>return</text:span><text:span text:style-name="T25"> super.metatable.__newindex</text:span><text:span text:style-name="T28">(</text:span><text:span text:style-name="T25">self</text:span><text:span text:style-name="T28">,</text:span><text:span text:style-name="T25"> key</text:span><text:span text:style-name="T28">,</text:span><text:span text:style-name="T25"> value</text:span><text:span text:style-name="T28">)</text:span></text:p>
      <text:p text:style-name="P14"><text:span text:style-name="T22"><text:s text:c="8"/>else</text:span></text:p>
      <text:p text:style-name="P14"><text:span text:style-name="T22"><text:s text:c="12"/></text:span><text:span text:style-name="T33">rawset</text:span><text:span text:style-name="T28">(</text:span><text:span text:style-name="T25">self</text:span><text:span text:style-name="T28">,</text:span><text:span text:style-name="T25"> key</text:span><text:span text:style-name="T28">,</text:span><text:span text:style-name="T25"> value</text:span><text:span text:style-name="T28">)</text:span></text:p>
      <text:p text:style-name="P14"><text:span text:style-name="T22"><text:s text:c="8"/>end</text:span></text:p>
      <text:p text:style-name="P14"><text:span text:style-name="T22"><text:s text:c="4"/>end</text:span></text:p>
      <text:p text:style-name="P19"/>
      <text:p text:style-name="P14"><text:span text:style-name="T22"><text:s text:c="4"/>function</text:span><text:span text:style-name="T25">class</text:span><text:span text:style-name="T28">:</text:span><text:span text:style-name="T25">new</text:span><text:span text:style-name="T28">(...)</text:span></text:p>
      <text:p text:style-name="P14"><text:soft-page-break/><text:span text:style-name="T22"><text:s text:c="8"/>local </text:span><text:span text:style-name="T25">obj</text:span><text:span text:style-name="T28">=</text:span><text:span text:style-name="T33">setmetatable</text:span><text:span text:style-name="T28">({},</text:span><text:span text:style-name="T25">self.metatable</text:span><text:span text:style-name="T28">)</text:span></text:p>
      <text:p text:style-name="P14"><text:span text:style-name="T22"><text:s text:c="8"/>if </text:span><text:span text:style-name="T25">obj.__new </text:span><text:span text:style-name="T22">then</text:span></text:p>
      <text:p text:style-name="P14"><text:span text:style-name="T22"><text:s text:c="12"/></text:span><text:span text:style-name="T25">obj</text:span><text:span text:style-name="T28">:</text:span><text:span text:style-name="T25">__new</text:span><text:span text:style-name="T28">(...)</text:span></text:p>
      <text:p text:style-name="P14"><text:span text:style-name="T22"><text:s text:c="8"/>end</text:span></text:p>
      <text:p text:style-name="P14"><text:span text:style-name="T22"><text:s text:c="8"/>return </text:span><text:span text:style-name="T25">obj</text:span></text:p>
      <text:p text:style-name="P14"><text:span text:style-name="T22"><text:s text:c="4"/>end</text:span></text:p>
      <text:p text:style-name="P14"><text:span text:style-name="T22"><text:s text:c="4"/>return</text:span><text:span text:style-name="T25"> class</text:span></text:p>
      <text:p text:style-name="Standard"><text:span text:style-name="T22">end</text:span></text:p>
      <text:p text:style-name="Standard"><text:span text:style-name="T12">Grâce à ce nouveau type, nous avons défini la classe série (vu plus haut) mais également la classe centrale : App</text:span></text:p>
      <text:p text:style-name="P12"><text:span text:style-name="T30">-- App</text:span></text:p>
      <text:p text:style-name="P12"><text:span text:style-name="T25">App </text:span><text:span text:style-name="T28">= </text:span><text:span text:style-name="T25">Class</text:span><text:span text:style-name="T28">:</text:span><text:span text:style-name="T25">new</text:span><text:span text:style-name="T28">()</text:span></text:p>
      <text:p text:style-name="P19"/>
      <text:p text:style-name="P12"><text:span text:style-name="T22">function </text:span><text:span text:style-name="T25">App</text:span><text:span text:style-name="T28">:</text:span><text:span text:style-name="T25">__new</text:span><text:span text:style-name="T28">(</text:span><text:span text:style-name="T25">name</text:span><text:span text:style-name="T28">)</text:span></text:p>
      <text:p text:style-name="P13"><text:span text:style-name="T25"><text:s text:c="4"/></text:span><text:span text:style-name="T30">-- Initialize App</text:span></text:p>
      <text:p text:style-name="P12"><text:span text:style-name="T25"><text:s text:c="4"/>self.name </text:span><text:span text:style-name="T28">=</text:span><text:span text:style-name="T25"> name</text:span></text:p>
      <text:p text:style-name="P12"><text:span text:style-name="T22">end</text:span></text:p>
      <text:p text:style-name="P19"/>
      <text:p text:style-name="P12"><text:span text:style-name="T22">function </text:span><text:span text:style-name="T25">App</text:span><text:span text:style-name="T28">:</text:span><text:span text:style-name="T25">setup</text:span><text:span text:style-name="T28">()</text:span></text:p>
      <text:p text:style-name="P13"><text:span text:style-name="T26"><text:s text:c="4"/></text:span><text:span text:style-name="T22">return</text:span></text:p>
      <text:p text:style-name="P12"><text:span text:style-name="T22">end</text:span></text:p>
      <text:p text:style-name="P19"/>
      <text:p text:style-name="P12"><text:span text:style-name="T22">function </text:span><text:span text:style-name="T25">App</text:span><text:span text:style-name="T28">:</text:span><text:span text:style-name="T25">loop</text:span><text:span text:style-name="T28">()</text:span></text:p>
      <text:p text:style-name="P13"><text:span text:style-name="T26"><text:s text:c="4"/></text:span><text:span text:style-name="T22">return</text:span></text:p>
      <text:p text:style-name="P12"><text:span text:style-name="T22">end</text:span></text:p>
      <text:p text:style-name="P19"/>
      <text:p text:style-name="P12"><text:span text:style-name="T22">function </text:span><text:span text:style-name="T25">App</text:span><text:span text:style-name="T28">:</text:span><text:span text:style-name="T25">run</text:span><text:span text:style-name="T28">()</text:span></text:p>
      <text:p text:style-name="P13"><text:span text:style-name="T25"><text:s text:c="4"/>self</text:span><text:span text:style-name="T28">:</text:span><text:span text:style-name="T25">println</text:span><text:span text:style-name="T28">(</text:span><text:span text:style-name="T37">"Run : "</text:span><text:span text:style-name="T28">..</text:span><text:span text:style-name="T25"> self.name</text:span><text:span text:style-name="T28">)</text:span></text:p>
      <text:p text:style-name="P13"><text:span text:style-name="T25"><text:s text:c="4"/>self</text:span><text:span text:style-name="T28">:</text:span><text:span text:style-name="T25">setup</text:span><text:span text:style-name="T28">()</text:span></text:p>
      <text:p text:style-name="P13"><text:span text:style-name="T26"><text:s text:c="4"/></text:span><text:span text:style-name="T22">while </text:span><text:span text:style-name="T25">self</text:span><text:span text:style-name="T28">:</text:span><text:span text:style-name="T25">condition</text:span><text:span text:style-name="T28">()</text:span><text:span text:style-name="T22">do</text:span></text:p>
      <text:p text:style-name="P13"><text:span text:style-name="T25"><text:s text:c="8"/>self</text:span><text:span text:style-name="T28">:</text:span><text:span text:style-name="T25">loop</text:span><text:span text:style-name="T28">()</text:span></text:p>
      <text:p text:style-name="P13"><text:span text:style-name="T26"><text:s text:c="4"/></text:span><text:span text:style-name="T24">end</text:span></text:p>
      <text:p text:style-name="P13"><text:span text:style-name="T26"><text:s text:c="4"/></text:span><text:span text:style-name="T34">collectgarbage</text:span><text:span text:style-name="T29">()</text:span></text:p>
      <text:p text:style-name="Standard"><text:span text:style-name="T24">end</text:span></text:p>
      <text:p text:style-name="Standard"><text:span text:style-name="T12">Un programme utilisant Easy-eLua n’aura qu’à redéfinir le comportement de setup() et de loop() (voir les exemples plus loin). <text:s/>Ce qu’il faut faire en plus par rapport au modèle Arduino, est l’instanciation d’un nouvel objet App, puis on l’appelle à la méthode run(). Le lancement est donc explicite. L’idée sous-jacente est la possibilité d’avoir plusieurs applications dans un même programme. Et le choix de laquelle lancer pourra se faire sur certaines conditions. </text:span></text:p>
      <text:list xml:id="list339709961" text:continue-numbering="true" text:style-name="WWNum32">
        <text:list-item>
          <text:p text:style-name="P43"><text:span text:style-name="T19">Fonctions relatives au temps</text:span></text:p>
        </text:list-item>
      </text:list>
      <text:p text:style-name="Standard"><text:span text:style-name="T12">Deux fonctionnalités intéressantes pour un programme ont été mises au point. La première est la durée d’exécution du programme. Depuis combien de temps il tourne. Ça permet généralement de différer dans le temps certaines tâches. La seconde est la possibilité d’attendre passivement (delay()), ce qui est vital si on ne veut pas surcharger le CPU (attente active avec un while).</text:span></text:p>
      <text:p text:style-name="Standard"><text:soft-page-break/><text:span text:style-name="T12">Ces fonctionnalités sont plus au moins disponibles dans eLua.</text:span></text:p>
      <text:p text:style-name="P12"><text:span text:style-name="T22">function</text:span><text:span text:style-name="T25"> delay</text:span><text:span text:style-name="T28">(</text:span><text:span text:style-name="T25">period</text:span><text:span text:style-name="T28">)</text:span></text:p>
      <text:p text:style-name="P14"><text:span text:style-name="T22"><text:s text:c="4"/></text:span><text:span text:style-name="T30">-- period in milliseconds</text:span></text:p>
      <text:p text:style-name="P14"><text:span text:style-name="T22"><text:s text:c="4"/></text:span><text:span text:style-name="T25">tmr.delay</text:span><text:span text:style-name="T28">(</text:span><text:span text:style-name="T31">0</text:span><text:span text:style-name="T28">,</text:span><text:span text:style-name="T25">period</text:span><text:span text:style-name="T28">*</text:span><text:span text:style-name="T31">1000</text:span><text:span text:style-name="T28">)</text:span></text:p>
      <text:p text:style-name="Standard"><text:span text:style-name="T22">end</text:span></text:p>
      <text:p text:style-name="P12"><text:span text:style-name="T22">function </text:span><text:span text:style-name="T25">delayMicroseconds</text:span><text:span text:style-name="T28">(</text:span><text:span text:style-name="T25">period</text:span><text:span text:style-name="T28">)</text:span></text:p>
      <text:p text:style-name="P14"><text:span text:style-name="T22"><text:s text:c="4"/></text:span><text:span text:style-name="T30">-- period in us</text:span></text:p>
      <text:p text:style-name="P14"><text:span text:style-name="T22"><text:s text:c="4"/></text:span><text:span text:style-name="T25">tmr.delay</text:span><text:span text:style-name="T28">(</text:span><text:span text:style-name="T31">0</text:span><text:span text:style-name="T28">,</text:span><text:span text:style-name="T25"> period</text:span><text:span text:style-name="T28">)</text:span></text:p>
      <text:p text:style-name="Standard"><text:span text:style-name="T24">end</text:span></text:p>
      <text:p text:style-name="Standard"><text:span text:style-name="T12">L’implémentation utilise le module timer de eLua. Lors du lancement de l’application, on mémorise le compteur d’un timer, pour que l’on puisse retrouver, par différence, la durée d’exécution : </text:span></text:p>
      <text:p text:style-name="P12"><text:span text:style-name="T22">function </text:span><text:span text:style-name="T25">App</text:span><text:span text:style-name="T28">:</text:span><text:span text:style-name="T25">run</text:span><text:span text:style-name="T28">()</text:span></text:p>
      <text:p text:style-name="P14"><text:span text:style-name="T22"><text:s text:c="4"/></text:span><text:span text:style-name="T25">self</text:span><text:span text:style-name="T28">:</text:span><text:span text:style-name="T25">println</text:span><text:span text:style-name="T28">(</text:span><text:span text:style-name="T37">"Run : "</text:span><text:span text:style-name="T28">..</text:span><text:span text:style-name="T25"> self.name</text:span><text:span text:style-name="T28">)</text:span></text:p>
      <text:p text:style-name="P14"><text:span text:style-name="T22"><text:s text:c="4"/></text:span><text:span text:style-name="T25">self.start_counter</text:span><text:span text:style-name="T28">=</text:span><text:span text:style-name="T25">tmr.start</text:span><text:span text:style-name="T28">(</text:span><text:span text:style-name="T25">self.timerid</text:span><text:span text:style-name="T28">)</text:span></text:p>
      <text:p text:style-name="P12"><text:span text:style-name="T26"><text:s text:c="4"/></text:span><text:span text:style-name="T28">[...]</text:span></text:p>
      <text:p text:style-name="Standard"><text:span text:style-name="T22">end</text:span></text:p>
      <text:p text:style-name="P12"><text:span text:style-name="T22">function </text:span><text:span text:style-name="T25">App</text:span><text:span text:style-name="T28">:</text:span><text:span text:style-name="T25">micros</text:span><text:span text:style-name="T28">()</text:span></text:p>
      <text:p text:style-name="P14"><text:span text:style-name="T22"><text:s text:c="4"/></text:span><text:span text:style-name="T30">-- Number of microseconds since the program started</text:span></text:p>
      <text:p text:style-name="P14"><text:span text:style-name="T22"><text:s text:c="4"/></text:span><text:span text:style-name="T25">time_now</text:span><text:span text:style-name="T28">=</text:span><text:span text:style-name="T25">tmr.read</text:span><text:span text:style-name="T28">(</text:span><text:span text:style-name="T25">self.timerid</text:span><text:span text:style-name="T28">)</text:span></text:p>
      <text:p text:style-name="P14"><text:span text:style-name="T22"><text:s text:c="4"/>return </text:span><text:span text:style-name="T25">tmr.gettimediff</text:span><text:span text:style-name="T28">(</text:span><text:span text:style-name="T25">self.timerid</text:span><text:span text:style-name="T28">,</text:span><text:span text:style-name="T25">self.start_counter</text:span><text:span text:style-name="T28">,</text:span><text:span text:style-name="T25">time_now</text:span><text:span text:style-name="T28">)</text:span></text:p>
      <text:p text:style-name="Standard"><text:span text:style-name="T22">end</text:span></text:p>
      <text:list xml:id="list1774067427" text:continue-numbering="true" text:style-name="WWNum32">
        <text:list-item>
          <text:p text:style-name="P43"><text:span text:style-name="T19">Le Shell</text:span></text:p>
        </text:list-item>
      </text:list>
      <text:p text:style-name="Standard"><text:span text:style-name="T12">Le Shell est un des avantages indéniables de l’environnement lua. On peut l'utiliser pour exécuter un interprète lua qui tourne directement sur la carte. On peut ainsi écrire des programmes dynamiquement, et par extension utiliser Easy-eLua par ce moyen.</text:span></text:p>
      <text:p text:style-name="Standard"><text:span text:style-name="T12">Voici un exemple « HelloWord » utilisant Easy-eLua : </text:span></text:p>
      <text:p text:style-name="P12"><text:span text:style-name="T25">eLua</text:span><text:span text:style-name="T28">#</text:span><text:span text:style-name="T25">lua</text:span></text:p>
      <text:p text:style-name="P12"><text:span text:style-name="T25">Press CTRL</text:span><text:span text:style-name="T28">+</text:span><text:span text:style-name="T25">Z to </text:span><text:span text:style-name="T38">exit</text:span><text:span text:style-name="T25">Lua</text:span></text:p>
      <text:p text:style-name="P12"><text:span text:style-name="T25">Lua</text:span><text:span text:style-name="T31">5.1.4</text:span><text:span text:style-name="T25"> <text:s/>Copyright</text:span><text:span text:style-name="T28">(</text:span><text:span text:style-name="T25">C</text:span><text:span text:style-name="T28">)</text:span><text:span text:style-name="T31">1994</text:span><text:span text:style-name="T28">-</text:span><text:span text:style-name="T31">2011</text:span><text:span text:style-name="T25"> Lua.org</text:span><text:span text:style-name="T28">,</text:span><text:span text:style-name="T25"> PUC</text:span><text:span text:style-name="T28">-</text:span><text:span text:style-name="T25">Rio</text:span></text:p>
      <text:p text:style-name="P12"><text:span text:style-name="T28">&gt;</text:span><text:span text:style-name="T33">require</text:span><text:span text:style-name="T28">(</text:span><text:span text:style-name="T37">"arduino_wraper"</text:span><text:span text:style-name="T28">)</text:span></text:p>
      <text:p text:style-name="P12"><text:span text:style-name="T28">&gt;</text:span><text:span text:style-name="T25">app</text:span><text:span text:style-name="T28">=</text:span><text:span text:style-name="T25">App</text:span><text:span text:style-name="T28">:</text:span><text:span text:style-name="T25">new</text:span><text:span text:style-name="T28">(</text:span><text:span text:style-name="T37">"Hello Word!"</text:span><text:span text:style-name="T28">)</text:span></text:p>
      <text:p text:style-name="P12"><text:span text:style-name="T28">&gt;</text:span><text:span text:style-name="T25">app</text:span><text:span text:style-name="T28">:</text:span><text:span text:style-name="T25">run</text:span><text:span text:style-name="T28">()</text:span></text:p>
      <text:p text:style-name="Standard"><text:span text:style-name="T25">Run</text:span><text:span text:style-name="T28">:</text:span><text:span text:style-name="T25"> Hello Word!</text:span></text:p>
      <text:p text:style-name="P9"/>
      <text:p text:style-name="P9"/>
      <text:list xml:id="list1959231258" text:continue-list="list2037797925" text:style-name="WWNum8">
        <text:list-item>
          <text:list>
            <text:list-item>
              <text:p text:style-name="P46"><text:span text:style-name="T19">Exemples</text:span></text:p>
            </text:list-item>
          </text:list>
        </text:list-item>
      </text:list>
      <text:list xml:id="list1711710137" text:style-name="WWNum33">
        <text:list-item>
          <text:p text:style-name="P44"><text:span text:style-name="T9">Blink</text:span></text:p>
          <text:list>
            <text:list-item>
              <text:p text:style-name="P44"><text:span text:style-name="T9">Version Arduino</text:span></text:p>
            </text:list-item>
          </text:list>
        </text:list-item>
      </text:list>
      <text:p text:style-name="P12"><text:span text:style-name="T30">/*</text:span></text:p>
      <text:p text:style-name="P12"><text:span text:style-name="T30"><text:s text:c="2"/>Blink</text:span></text:p>
      <text:p text:style-name="P12"><text:span text:style-name="T30">Turns on an LED on for one second, then off for one second, repeatedly.</text:span></text:p>
      <text:p text:style-name="P23"/>
      <text:p text:style-name="P12"><text:span text:style-name="T30"><text:s text:c="2"/>This example code is in the public domain.</text:span></text:p>
      <text:p text:style-name="P12"><text:span text:style-name="T30"><text:s/>*/</text:span></text:p>
      <text:p text:style-name="P19"/>
      <text:p text:style-name="P12"><text:span text:style-name="T30">// Pin 13 has an LED connected on most Arduino boards.</text:span></text:p>
      <text:p text:style-name="P12"><text:span text:style-name="T30">// give it a name:</text:span></text:p>
      <text:p text:style-name="P12"><text:span text:style-name="T36">int</text:span><text:span text:style-name="T25"> led </text:span><text:span text:style-name="T28">=</text:span><text:span text:style-name="T31">13</text:span><text:span text:style-name="T28">;</text:span></text:p>
      <text:p text:style-name="P19"/>
      <text:p text:style-name="P12"><text:span text:style-name="T30">// the setup routine runs once when you press reset:</text:span></text:p>
      <text:p text:style-name="P12"><text:span text:style-name="T36">void</text:span><text:span text:style-name="T25"> setup</text:span><text:span text:style-name="T28">(){</text:span></text:p>
      <text:p text:style-name="P15"><text:span text:style-name="T22"><text:s text:c="4"/></text:span><text:span text:style-name="T30">// initialize the digital pin as an output.</text:span></text:p>
      <text:p text:style-name="P15"><text:span text:style-name="T22"><text:s text:c="4"/></text:span><text:span text:style-name="T25">pinMode</text:span><text:span text:style-name="T28">(</text:span><text:span text:style-name="T25">led</text:span><text:span text:style-name="T28">,</text:span><text:span text:style-name="T25"> OUTPUT</text:span><text:span text:style-name="T28">);</text:span></text:p>
      <text:p text:style-name="P12"><text:span text:style-name="T28">}</text:span></text:p>
      <text:p text:style-name="P19"/>
      <text:p text:style-name="P12"><text:span text:style-name="T30">// the loop routine runs over and over again forever:</text:span></text:p>
      <text:p text:style-name="P12"><text:span text:style-name="T36">void</text:span><text:span text:style-name="T25"> loop</text:span><text:span text:style-name="T28">(){</text:span></text:p>
      <text:p text:style-name="P15"><text:span text:style-name="T22"><text:s text:c="4"/></text:span><text:span text:style-name="T25">digitalWrite</text:span><text:span text:style-name="T28">(</text:span><text:span text:style-name="T25">led</text:span><text:span text:style-name="T28">,</text:span><text:span text:style-name="T25"> HIGH</text:span><text:span text:style-name="T28">);</text:span><text:span text:style-name="T30">// turn the LED on (HIGH is the voltage level)</text:span></text:p>
      <text:p text:style-name="P15"><text:span text:style-name="T22"><text:s text:c="4"/></text:span><text:span text:style-name="T25">delay</text:span><text:span text:style-name="T28">(</text:span><text:span text:style-name="T31">1000</text:span><text:span text:style-name="T28">);</text:span><text:span text:style-name="T30">// wait for a second</text:span></text:p>
      <text:p text:style-name="P15"><text:span text:style-name="T22"><text:s text:c="4"/></text:span><text:span text:style-name="T25">digitalWrite</text:span><text:span text:style-name="T28">(</text:span><text:span text:style-name="T25">led</text:span><text:span text:style-name="T28">,</text:span><text:span text:style-name="T25"> LOW</text:span><text:span text:style-name="T28">);</text:span><text:span text:style-name="T30">// turn the LED off by making the voltage LOW</text:span></text:p>
      <text:p text:style-name="P15"><text:span text:style-name="T22"><text:s text:c="4"/></text:span><text:span text:style-name="T25">delay</text:span><text:span text:style-name="T28">(</text:span><text:span text:style-name="T31">1000</text:span><text:span text:style-name="T28">);</text:span><text:span text:style-name="T30">// wait for a second</text:span></text:p>
      <text:p text:style-name="Standard"><text:span text:style-name="T28">}</text:span></text:p>
      <text:list xml:id="list1216302476" text:continue-numbering="true" text:style-name="WWNum33">
        <text:list-item>
          <text:list>
            <text:list-item>
              <text:p text:style-name="P44"><text:span text:style-name="T9">Version Easy-eLua</text:span></text:p>
            </text:list-item>
          </text:list>
        </text:list-item>
      </text:list>
      <text:p text:style-name="P12"><text:span text:style-name="T30">-- <text:s/>Blink</text:span></text:p>
      <text:p text:style-name="P12"><text:span text:style-name="T30">-- <text:s/>Turns on an LED on for one second, then off for one second, repeatedly.</text:span></text:p>
      <text:p text:style-name="P12"><text:span text:style-name="T33">require</text:span><text:span text:style-name="T28">(</text:span><text:span text:style-name="T37">"arduino_wraper"</text:span><text:span text:style-name="T28">)</text:span></text:p>
      <text:p text:style-name="P19"/>
      <text:p text:style-name="P12"><text:span text:style-name="T22">function</text:span><text:span text:style-name="T25">App</text:span><text:span text:style-name="T28">:</text:span><text:span text:style-name="T25">setup</text:span><text:span text:style-name="T28">()</text:span></text:p>
      <text:p text:style-name="P15"><text:span text:style-name="T22"><text:s text:c="4"/></text:span><text:span text:style-name="T25">self.ledpin</text:span><text:span text:style-name="T28">=</text:span><text:span text:style-name="T25"> ORANGE_LED </text:span><text:span text:style-name="T30">-- Pin PD_13 has a LED connected</text:span></text:p>
      <text:p text:style-name="P15"><text:span text:style-name="T22"><text:s text:c="4"/></text:span><text:span text:style-name="T25">pinMode</text:span><text:span text:style-name="T28">(</text:span><text:span text:style-name="T25">self.ledpin</text:span><text:span text:style-name="T28">,</text:span><text:span text:style-name="T25"> OUTPUT</text:span><text:span text:style-name="T28">)</text:span><text:span text:style-name="T30">-- Initialize the digital pin as an output.</text:span></text:p>
      <text:p text:style-name="P12"><text:span text:style-name="T22">end</text:span></text:p>
      <text:p text:style-name="P19"/>
      <text:p text:style-name="P12"><text:span text:style-name="T22">function</text:span><text:span text:style-name="T25">App</text:span><text:span text:style-name="T28">:</text:span><text:span text:style-name="T25">loop</text:span><text:span text:style-name="T28">()</text:span></text:p>
      <text:p text:style-name="P15"><text:span text:style-name="T22"><text:s text:c="4"/></text:span><text:span text:style-name="T25">digitalWrite</text:span><text:span text:style-name="T28">(</text:span><text:span text:style-name="T25">self.ledpin</text:span><text:span text:style-name="T28">,</text:span><text:span text:style-name="T25"> HIGH</text:span><text:span text:style-name="T28">)</text:span><text:span text:style-name="T30">-- set the LED on</text:span></text:p>
      <text:p text:style-name="P15"><text:span text:style-name="T22"><text:s text:c="4"/></text:span><text:span text:style-name="T25">delay</text:span><text:span text:style-name="T28">(</text:span><text:span text:style-name="T31">1000</text:span><text:span text:style-name="T28">)</text:span><text:span text:style-name="T30">-- wait for a second</text:span></text:p>
      <text:p text:style-name="P15"><text:span text:style-name="T22"><text:s text:c="4"/></text:span><text:span text:style-name="T25">digitalWrite</text:span><text:span text:style-name="T28">(</text:span><text:span text:style-name="T25">self.ledpin</text:span><text:span text:style-name="T28">,</text:span><text:span text:style-name="T25"> LOW</text:span><text:span text:style-name="T28">)</text:span><text:span text:style-name="T30">-- set the LED off</text:span></text:p>
      <text:p text:style-name="P15"><text:span text:style-name="T22"><text:s text:c="4"/></text:span><text:span text:style-name="T25">delay</text:span><text:span text:style-name="T28">(</text:span><text:span text:style-name="T31">1000</text:span><text:span text:style-name="T28">)</text:span><text:span text:style-name="T30">-- wait for a second</text:span></text:p>
      <text:p text:style-name="P12"><text:span text:style-name="T22">end</text:span></text:p>
      <text:p text:style-name="P19"/>
      <text:p text:style-name="P12"><text:span text:style-name="T25">app</text:span><text:span text:style-name="T28">=</text:span><text:span text:style-name="T25">App</text:span><text:span text:style-name="T28">:</text:span><text:span text:style-name="T25">new</text:span><text:span text:style-name="T28">(</text:span><text:span text:style-name="T37">"Blink led"</text:span><text:span text:style-name="T28">)</text:span></text:p>
      <text:p text:style-name="P12"><text:span text:style-name="T27">app</text:span><text:span text:style-name="T29">:</text:span><text:span text:style-name="T27">run</text:span><text:span text:style-name="T29">()</text:span></text:p>
      <text:p text:style-name="P20"/>
      <text:p text:style-name="P2"/>
      <text:list xml:id="list644862709" text:continue-numbering="true" text:style-name="WWNum33">
        <text:list-item>
          <text:p text:style-name="P44"><text:span text:style-name="T9">DigitalRead</text:span></text:p>
          <text:list>
            <text:list-item>
              <text:p text:style-name="P44"><text:span text:style-name="T9">Version Arduino</text:span></text:p>
            </text:list-item>
          </text:list>
        </text:list-item>
      </text:list>
      <text:p text:style-name="P12"><text:span text:style-name="T30">/*</text:span></text:p>
      <text:p text:style-name="P12"><text:soft-page-break/><text:span text:style-name="T30"><text:s/>DigitalReadSerial</text:span></text:p>
      <text:p text:style-name="P12"><text:span text:style-name="T30"><text:s/>Reads a digital input on pin 2, prints the result to the serial monitor </text:span></text:p>
      <text:p text:style-name="P23"/>
      <text:p text:style-name="P12"><text:span text:style-name="T30"><text:s/>This example code is in the public domain.</text:span></text:p>
      <text:p text:style-name="P12"><text:span text:style-name="T30"><text:s/>*/</text:span></text:p>
      <text:p text:style-name="P19"/>
      <text:p text:style-name="P12"><text:span text:style-name="T30">// digital pin 2 has a pushbutton attached to it. Give it a name:</text:span></text:p>
      <text:p text:style-name="P12"><text:span text:style-name="T36">int</text:span><text:span text:style-name="T25">pushButton</text:span><text:span text:style-name="T28">=</text:span><text:span text:style-name="T31">2</text:span><text:span text:style-name="T28">;</text:span></text:p>
      <text:p text:style-name="P19"/>
      <text:p text:style-name="P12"><text:span text:style-name="T30">// the setup routine runs once when you press reset:</text:span></text:p>
      <text:p text:style-name="P12"><text:span text:style-name="T36">void</text:span><text:span text:style-name="T25"> setup</text:span><text:span text:style-name="T28">(){</text:span></text:p>
      <text:p text:style-name="P15"><text:span text:style-name="T22"><text:s text:c="4"/></text:span><text:span text:style-name="T30">// initialize serial communication at 9600 bits per second:</text:span></text:p>
      <text:p text:style-name="P15"><text:span text:style-name="T22"><text:s text:c="4"/></text:span><text:span text:style-name="T25">Serial</text:span><text:span text:style-name="T28">.</text:span><text:span text:style-name="T25">begin</text:span><text:span text:style-name="T28">(</text:span><text:span text:style-name="T31">9600</text:span><text:span text:style-name="T28">);</text:span></text:p>
      <text:p text:style-name="P15"><text:span text:style-name="T22"><text:s text:c="4"/></text:span><text:span text:style-name="T30">// make the pushbutton's pin an input:</text:span></text:p>
      <text:p text:style-name="P15"><text:span text:style-name="T22"><text:s text:c="4"/></text:span><text:span text:style-name="T25">pinMode</text:span><text:span text:style-name="T28">(</text:span><text:span text:style-name="T25">pushButton</text:span><text:span text:style-name="T28">,</text:span><text:span text:style-name="T25"> INPUT</text:span><text:span text:style-name="T28">);</text:span></text:p>
      <text:p text:style-name="P12"><text:span text:style-name="T28">}</text:span></text:p>
      <text:p text:style-name="P19"/>
      <text:p text:style-name="P12"><text:span text:style-name="T30">// the loop routine runs over and over again forever:</text:span></text:p>
      <text:p text:style-name="P12"><text:span text:style-name="T36">void</text:span><text:span text:style-name="T25"> loop</text:span><text:span text:style-name="T28">(){</text:span></text:p>
      <text:p text:style-name="P15"><text:span text:style-name="T22"><text:s text:c="4"/></text:span><text:span text:style-name="T30">// read the input pin:</text:span></text:p>
      <text:p text:style-name="P15"><text:span text:style-name="T22"><text:s text:c="4"/></text:span><text:span text:style-name="T36">int</text:span><text:span text:style-name="T25">buttonState</text:span><text:span text:style-name="T28">=</text:span><text:span text:style-name="T25">digitalRead</text:span><text:span text:style-name="T28">(</text:span><text:span text:style-name="T25">pushButton</text:span><text:span text:style-name="T28">);</text:span></text:p>
      <text:p text:style-name="P15"><text:span text:style-name="T22"><text:s text:c="4"/></text:span><text:span text:style-name="T30">// print out the state of the button:</text:span></text:p>
      <text:p text:style-name="P15"><text:span text:style-name="T22"><text:s text:c="4"/></text:span><text:span text:style-name="T27">Serial</text:span><text:span text:style-name="T29">.</text:span><text:span text:style-name="T27">println</text:span><text:span text:style-name="T29">(</text:span><text:span text:style-name="T27">buttonState</text:span><text:span text:style-name="T29">);</text:span></text:p>
      <text:p text:style-name="Standard"><text:span text:style-name="T29">}</text:span></text:p>
      <text:p text:style-name="P2"/>
      <text:list xml:id="list747594618" text:continue-numbering="true" text:style-name="WWNum33">
        <text:list-item>
          <text:list>
            <text:list-item>
              <text:p text:style-name="P44"><text:span text:style-name="T9">Version Easy-eLua</text:span></text:p>
            </text:list-item>
          </text:list>
        </text:list-item>
      </text:list>
      <text:p text:style-name="P12"><text:span text:style-name="T30">-- DigitalReadSerial</text:span></text:p>
      <text:p text:style-name="P12"><text:span text:style-name="T30">-- Reads a digital input on pin PA0 (B1 user), prints the result to the serial</text:span></text:p>
      <text:p text:style-name="P12"><text:span text:style-name="T30">-- monitor</text:span></text:p>
      <text:p text:style-name="P12"><text:span text:style-name="T33">require</text:span><text:span text:style-name="T28">(</text:span><text:span text:style-name="T37">"arduino_wraper"</text:span><text:span text:style-name="T28">)</text:span></text:p>
      <text:p text:style-name="P19"/>
      <text:p text:style-name="P12"><text:span text:style-name="T30">-- the setup routine runs once when you press reset</text:span></text:p>
      <text:p text:style-name="P12"><text:span text:style-name="T22">function</text:span><text:span text:style-name="T25">App</text:span><text:span text:style-name="T28">:</text:span><text:span text:style-name="T25">setup</text:span><text:span text:style-name="T28">()</text:span></text:p>
      <text:p text:style-name="P15"><text:span text:style-name="T22"><text:s text:c="4"/></text:span><text:span text:style-name="T25">Serial2</text:span><text:span text:style-name="T28">:</text:span><text:span text:style-name="T25">begin</text:span><text:span text:style-name="T28">(</text:span><text:span text:style-name="T31">9600</text:span><text:span text:style-name="T28">)</text:span><text:span text:style-name="T30">-- initialize serial com at 9600 bits per second</text:span></text:p>
      <text:p text:style-name="P15"><text:span text:style-name="T22"><text:s text:c="4"/></text:span><text:span text:style-name="T25">pinMode</text:span><text:span text:style-name="T28">(</text:span><text:span text:style-name="T25">USER_BTN</text:span><text:span text:style-name="T28">,</text:span><text:span text:style-name="T25"> INPUT</text:span><text:span text:style-name="T28">)</text:span><text:span text:style-name="T30">-- Initialize the digital pin as an output.</text:span></text:p>
      <text:p text:style-name="P12"><text:span text:style-name="T22">end</text:span></text:p>
      <text:p text:style-name="P19"/>
      <text:p text:style-name="P12"><text:span text:style-name="T22">function</text:span><text:span text:style-name="T25">App</text:span><text:span text:style-name="T28">:</text:span><text:span text:style-name="T25">loop</text:span><text:span text:style-name="T28">()</text:span></text:p>
      <text:p text:style-name="P15"><text:span text:style-name="T22"><text:s text:c="4"/></text:span><text:span text:style-name="T25">buttonState</text:span><text:span text:style-name="T28">=</text:span><text:span text:style-name="T25">digitalRead</text:span><text:span text:style-name="T28">(</text:span><text:span text:style-name="T25">USER_BTN</text:span><text:span text:style-name="T28">)</text:span><text:span text:style-name="T30">-- read the input pin</text:span></text:p>
      <text:p text:style-name="P12"><text:span text:style-name="T25"><text:s text:c="4"/>Serial2</text:span><text:span text:style-name="T28">:</text:span><text:span text:style-name="T33">print</text:span><text:span text:style-name="T28">(</text:span><text:span text:style-name="T25">buttonState</text:span><text:span text:style-name="T28">)</text:span><text:span text:style-name="T30">-- print out the state of the button</text:span></text:p>
      <text:p text:style-name="P12"><text:span text:style-name="T22">end</text:span></text:p>
      <text:p text:style-name="P19"/>
      <text:p text:style-name="P12"><text:span text:style-name="T25">app</text:span><text:span text:style-name="T28">=</text:span><text:span text:style-name="T25">App</text:span><text:span text:style-name="T28">:</text:span><text:span text:style-name="T25">new</text:span><text:span text:style-name="T28">(</text:span><text:span text:style-name="T37">"DigitalRead Serial"</text:span><text:span text:style-name="T28">)</text:span></text:p>
      <text:p text:style-name="Standard"><text:span text:style-name="T27">app</text:span><text:span text:style-name="T29">:</text:span><text:span text:style-name="T27">run</text:span><text:span text:style-name="T29">()</text:span></text:p>
      <text:p text:style-name="P2"/>
      <text:p text:style-name="P2"/>
      <text:list xml:id="list621078911" text:continue-list="list1959231258" text:style-name="WWNum8">
        <text:list-item>
          <text:h text:style-name="P32" text:outline-level="1"><text:bookmark text:name="__RefHeading__1541_1312719894"/><text:bookmark-start text:name="_Toc323142587"/><text:span text:style-name="T39">Bilan de l’expérience</text:span><text:bookmark-end text:name="__RefHeading__1541_1312719894"/><text:bookmark-end text:name="_Toc323142587"/></text:h>
        </text:list-item>
      </text:list>
      <text:p text:style-name="Standard"><text:span text:style-name="T11">Ce projet aura été pour nous un premier contact concret avec le monde de l’embarqué. Malgré un démarrage lent, dû à une grande phase de formation, le projet est au final opérationnel et c’est ce qui compte. L’expérience était vraiment enrichissante et a été propice aux nouvelles réflexions sur le rôle de l’ingénieur dans la recherche, l'analyse et la conception d’API utilisable par les programmeurs. Pour une fois, on ne se situe non pas dans le rôle de l’ingénieur-technicien, mais dans celui de l’ingénieur simplement.</text:span></text:p>
      <text:p text:style-name="P10"><text:span text:style-name="T11">Lors du développement, notre principale règle était de coder proprement et efficacement avec le minimum de lignes de code. Plus un code est petit et lisible, plus il est facile à maintenir et à garder cohérent (ne pas avoir de débordement, de comportements inattendus, etc.). </text:span></text:p>
      <text:p text:style-name="Standard"><text:span text:style-name="T11">Ce projet ne nous a pas seulement appris de nouvelles notions de programmation et conceptions, mais également à rechercher efficacement l’information, à prendre contact avec des personnes diverses qui travaillent à l’autre bout du monde, à jauger de la viabilité d’un projet et savoir si on l’utilise ou pas dans le nôtre. </text:span></text:p>
      <text:p text:style-name="P10"><text:span text:style-name="T11">Concernant la démarche de travail, on a pu mettre en place une organisation plus flexible par rapport à celle des TPs classiques. En effet, si l'autonomie dans un TP est un plus indéniable qui contribue à la réussite, ici elle se trouve au cœur de la gestion et du développement du projet. Les différentes phases du projet n'étaient pas figées. L'essentiel était d'atteindre l'objectif et par conséquent d’être capable de prendre en <text:s/>charge les différentes tâches tout en étant le plus productif possi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Wingdings" svg:font-family="Wingdings"/>
    <style:font-face style:name="Courier New1" svg:font-family="'Courier New'" style:font-family-generic="modern" style:font-pitch="fixed"/>
    <style:font-face style:name="Bitstream Charter" svg:font-family="'Bitstream Charter'"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fr" style:country-asian="FR"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Georgia" fo:font-size="11pt" fo:language="fr" fo:country="FR" style:letter-kerning="true" style:font-name-asian="DejaVu Sans" style:font-size-asian="11pt" style:language-asian="fr" style:country-asian="FR"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fo:color="#17365d" fo:font-size="10pt" style:font-size-asian="10pt" style:font-size-complex="10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635cm" fo:margin-bottom="0.071cm"/>
      <style:text-properties fo:font-variant="small-caps" style:font-name="Georgia" fo:font-size="16pt" fo:letter-spacing="0.009cm" style:font-size-asian="16pt" style:font-size-complex="16pt"/>
    </style:style>
    <style:style style:name="Heading_20_2" style:display-name="Heading 2" style:family="paragraph" style:parent-style-name="Standard" style:next-style-name="Text_20_body" style:default-outline-level="2" style:class="text">
      <style:paragraph-properties fo:margin-top="0cm" fo:margin-bottom="0cm"/>
      <style:text-properties style:font-name="Georgia" fo:font-size="14pt" style:font-size-asian="14pt" style:font-size-complex="14pt"/>
    </style:style>
    <style:style style:name="Heading_20_3" style:display-name="Heading 3" style:family="paragraph" style:parent-style-name="Standard" style:next-style-name="Text_20_body" style:default-outline-level="3" style:class="text">
      <style:paragraph-properties fo:margin-top="0cm" fo:margin-bottom="0cm"/>
      <style:text-properties style:font-name="Georgia" fo:font-size="12pt" fo:letter-spacing="0.009cm" style:font-size-asian="12pt" style:font-size-complex="12pt"/>
    </style:style>
    <style:style style:name="Heading_20_4" style:display-name="Heading 4" style:family="paragraph" style:parent-style-name="Standard" style:next-style-name="Text_20_body" style:default-outline-level="4" style:class="text">
      <style:paragraph-properties fo:margin-top="0cm" fo:margin-bottom="0cm"/>
      <style:text-properties fo:color="#365f91" style:font-name="Georgia" fo:font-size="11pt" style:font-size-asian="11pt" style:font-size-complex="11pt"/>
    </style:style>
    <style:style style:name="Heading_20_5" style:display-name="Heading 5" style:family="paragraph" style:parent-style-name="Standard" style:next-style-name="Text_20_body" style:default-outline-level="5" style:class="text">
      <style:paragraph-properties fo:margin-top="0cm" fo:margin-bottom="0cm"/>
      <style:text-properties fo:color="#365f91" fo:font-size="11pt" fo:font-style="italic" style:font-size-asian="11pt" style:font-style-asian="italic" style:font-size-complex="11pt"/>
    </style:style>
    <style:style style:name="Heading_20_6" style:display-name="Heading 6" style:family="paragraph" style:parent-style-name="Standard" style:next-style-name="Text_20_body" style:default-outline-level="6" style:class="text">
      <style:paragraph-properties fo:margin-top="0cm" fo:margin-bottom="0cm"/>
      <style:text-properties fo:color="#365f91" fo:font-weight="bold" style:font-weight-asian="bold"/>
    </style:style>
    <style:style style:name="Heading_20_7" style:display-name="Heading 7" style:family="paragraph" style:parent-style-name="Standard" style:next-style-name="Text_20_body" style:default-outline-level="7" style:class="text">
      <style:paragraph-properties fo:margin-top="0cm" fo:margin-bottom="0cm"/>
      <style:text-properties fo:color="#365f91" fo:font-style="italic" fo:font-weight="bold" style:font-style-asian="italic" style:font-weight-asian="bold"/>
    </style:style>
    <style:style style:name="Heading_20_8" style:display-name="Heading 8" style:family="paragraph" style:parent-style-name="Standard" style:next-style-name="Text_20_body" style:default-outline-level="8" style:class="text">
      <style:paragraph-properties fo:margin-top="0cm" fo:margin-bottom="0cm"/>
      <style:text-properties fo:color="#943634" fo:font-weight="bold" style:font-weight-asian="bold"/>
    </style:style>
    <style:style style:name="Heading_20_9" style:display-name="Heading 9" style:family="paragraph" style:parent-style-name="Standard" style:next-style-name="Text_20_body" style:default-outline-level="9" style:class="text">
      <style:paragraph-properties fo:margin-top="0cm" fo:margin-bottom="0cm"/>
      <style:text-properties fo:color="#943634" fo:font-size="9pt" fo:font-style="italic" fo:font-weight="bold" style:font-size-asian="9pt" style:font-style-asian="italic" style:font-weight-asian="bold" style:font-size-complex="9pt"/>
    </style:style>
    <style:style style:name="Title" style:family="paragraph" style:parent-style-name="Standard" style:next-style-name="Subtitle" style:default-outline-level="" style:class="chapter">
      <style:paragraph-properties fo:text-align="center" style:justify-single-word="false"/>
      <style:text-properties fo:font-variant="small-caps" fo:color="#4f81bd" style:font-name="Georgia" fo:font-size="24pt" fo:letter-spacing="0.018cm" fo:font-weight="bold" style:font-size-asian="24pt" style:font-weight-asian="bold" style:font-size-complex="24pt" style:font-weight-complex="bold"/>
    </style:style>
    <style:style style:name="Subtitle" style:family="paragraph" style:parent-style-name="Standard" style:next-style-name="Text_20_body" style:default-outline-level="" style:class="chapter">
      <style:paragraph-properties fo:text-align="center" style:justify-single-word="false"/>
      <style:text-properties fo:color="#1f497d" fo:font-size="12pt" fo:letter-spacing="0.009cm" fo:font-style="italic" style:font-size-asian="12pt" style:font-style-asian="italic" style:font-size-complex="12pt" style:font-style-complex="italic"/>
    </style:style>
    <style:style style:name="Balloon_20_Text" style:display-name="Balloon Text" style:family="paragraph" style:parent-style-name="Standard"/>
    <style:style style:name="caption" style:family="paragraph" style:parent-style-name="Standard"/>
    <style:style style:name="Foot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Quote" style:family="paragraph" style:parent-style-name="Standard"/>
    <style:style style:name="Intense_20_Quote" style:display-name="Intense Quote" style:family="paragraph" style:parent-style-name="Quote"/>
    <style:style style:name="List_20_Paragraph" style:display-name="List Paragraph" style:family="paragraph" style:parent-style-name="Standard"/>
    <style:style style:name="Normal_20_Indent" style:display-name="Normal Indent" style:family="paragraph" style:parent-style-name="Standard"/>
    <style:style style:name="No_20_Spacing" style:display-name="No Spacing" style:family="paragraph"/>
    <style:style style:name="Adresse_20_de_20_l_27_expéditeur" style:display-name="Adresse de l'expéditeur" style:family="paragraph" style:parent-style-name="Standard"/>
    <style:style style:name="Catégorie" style:family="paragraph" style:parent-style-name="Standard"/>
    <style:style style:name="Contents_20_Heading" style:display-name="Contents Heading" style:family="paragraph" style:parent-style-name="Heading_20_1" style:default-outline-level="" style:class="index">
      <style:paragraph-properties fo:margin-top="0.847cm" fo:margin-bottom="0cm" fo:keep-with-next="always" text:number-lines="false" text:line-number="0"/>
      <style:text-properties fo:font-variant="small-caps" fo:color="#365f91" fo:font-size="14pt" fo:letter-spacing="normal" fo:font-weight="bold" style:font-size-asian="14pt" style:font-weight-asian="bold" style:font-name-complex="F" style:font-size-complex="14pt" style:font-weight-complex="bold"/>
    </style:style>
    <style:style style:name="Contents_20_2" style:display-name="Contents 2" style:family="paragraph" style:parent-style-name="Standard" style:default-outline-level="" style:class="index">
      <style:paragraph-properties fo:margin-left="0.499cm" fo:margin-right="0cm" fo:margin-top="0.423cm" fo:margin-bottom="0cm" fo:text-indent="0cm" style:auto-text-indent="false">
        <style:tab-stops>
          <style:tab-stop style:position="16.501cm" style:type="right" style:leader-style="dotted" style:leader-text="."/>
        </style:tab-stops>
      </style:paragraph-properties>
      <style:text-properties fo:font-weight="bold" style:font-weight-asian="bold" style:font-weight-complex="bold"/>
    </style:style>
    <style:style style:name="Contents_20_1" style:display-name="Contents 1" style:family="paragraph" style:parent-style-name="Standard" style:default-outline-level="" style:class="index">
      <style:paragraph-properties fo:margin-left="0cm" fo:margin-right="0cm" fo:margin-top="0.635cm" fo:margin-bottom="0cm" fo:text-indent="0cm" style:auto-text-indent="false">
        <style:tab-stops>
          <style:tab-stop style:position="17cm" style:type="right" style:leader-style="dotted" style:leader-text="."/>
        </style:tab-stops>
      </style:paragraph-properties>
      <style:text-properties fo:text-transform="uppercase" style:font-name="Georgia" fo:font-size="12pt" fo:font-weight="bold" style:font-size-asian="12pt" style:font-weight-asian="bold" style:font-size-complex="12pt" style:font-weight-complex="bold"/>
    </style:style>
    <style:style style:name="Contents_20_3" style:display-name="Contents 3" style:family="paragraph" style:parent-style-name="Standard" style:default-outline-level="" style:class="index">
      <style:paragraph-properties fo:margin-left="0.353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default-outline-level="" style:class="index">
      <style:paragraph-properties fo:margin-left="0.706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Standard" style:default-outline-level="" style:class="index">
      <style:paragraph-properties fo:margin-left="1.058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Standard" style:default-outline-level="" style:class="index">
      <style:paragraph-properties fo:margin-left="1.411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Standard" style:default-outline-level="" style:class="index">
      <style:paragraph-properties fo:margin-left="1.764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Standard" style:default-outline-level="" style:class="index">
      <style:paragraph-properties fo:margin-left="2.117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Standard" style:default-outline-level="" style:class="index">
      <style:paragraph-properties fo:margin-left="2.469cm" fo:margin-right="0cm" fo:margin-top="0cm" fo:margin-bottom="0cm" fo:text-indent="0cm" style:auto-text-indent="false">
        <style:tab-stops>
          <style:tab-stop style:position="13.007cm" style:type="right" style:leader-style="dotted" style:leader-text="."/>
        </style:tab-stops>
      </style:paragraph-properties>
    </style:style>
    <style:style style:name="Normal_20__28_Web_29_" style:display-name="Normal (Web)" style:family="paragraph" style:parent-style-name="Standard"/>
    <style:style style:name="footnote_20_text" style:display-name="footnote text" style:family="paragraph" style:parent-style-name="Standard"/>
    <style:style style:name="Frame_20_contents" style:display-name="Frame contents" style:family="paragraph" style:parent-style-name="Text_20_body" style:class="extra"/>
    <style:style style:name="Default_20_Paragraph_20_Font" style:display-name="Default Paragraph Font" style:family="text"/>
    <style:style style:name="Titre_20_1_20_Car" style:display-name="Titre 1 Car" style:family="text" style:parent-style-name="Default_20_Paragraph_20_Font"/>
    <style:style style:name="Titre_20_2_20_Car" style:display-name="Titre 2 Car" style:family="text" style:parent-style-name="Default_20_Paragraph_20_Font"/>
    <style:style style:name="Titre_20_Car" style:display-name="Titre Car" style:family="text" style:parent-style-name="Default_20_Paragraph_20_Font"/>
    <style:style style:name="Sous-titre_20_Car" style:display-name="Sous-titre Car" style:family="text" style:parent-style-name="Default_20_Paragraph_20_Font"/>
    <style:style style:name="Texte_20_de_20_bulles_20_Car" style:display-name="Texte de bulles Car" style:family="text" style:parent-style-name="Default_20_Paragraph_20_Font"/>
    <style:style style:name="Book_20_Title" style:display-name="Book Title" style:family="text" style:parent-style-name="Default_20_Paragraph_20_Font"/>
    <style:style style:name="Emphasis" style:family="text">
      <style:text-properties fo:color="#0f243e" fo:font-size="9pt" fo:letter-spacing="0.018cm" fo:font-style="italic" fo:font-weight="bold" style:font-size-asian="9pt" style:font-style-asian="italic" style:font-weight-asian="bold" style:font-size-complex="9pt" style:font-style-complex="italic"/>
    </style:style>
    <style:style style:name="Pied_20_de_20_page_20_Car" style:display-name="Pied de page Car" style:family="text" style:parent-style-name="Default_20_Paragraph_20_Font"/>
    <style:style style:name="En-tête_20_Car" style:display-name="En-tête Car" style:family="text" style:parent-style-name="Default_20_Paragraph_20_Font"/>
    <style:style style:name="Titre_20_3_20_Car" style:display-name="Titre 3 Car" style:family="text" style:parent-style-name="Default_20_Paragraph_20_Font"/>
    <style:style style:name="Titre_20_4_20_Car" style:display-name="Titre 4 Car" style:family="text" style:parent-style-name="Default_20_Paragraph_20_Font"/>
    <style:style style:name="Titre_20_5_20_Car" style:display-name="Titre 5 Car" style:family="text" style:parent-style-name="Default_20_Paragraph_20_Font"/>
    <style:style style:name="Titre_20_6_20_Car" style:display-name="Titre 6 Car" style:family="text" style:parent-style-name="Default_20_Paragraph_20_Font"/>
    <style:style style:name="Titre_20_7_20_Car" style:display-name="Titre 7 Car" style:family="text" style:parent-style-name="Default_20_Paragraph_20_Font"/>
    <style:style style:name="Titre_20_8_20_Car" style:display-name="Titre 8 Car" style:family="text" style:parent-style-name="Default_20_Paragraph_20_Font"/>
    <style:style style:name="Titre_20_9_20_Car" style:display-name="Titre 9 Car" style:family="text" style:parent-style-name="Default_20_Paragraph_20_Font"/>
    <style:style style:name="Intense_20_Emphasis" style:display-name="Intense Emphasis" style:family="text" style:parent-style-name="Default_20_Paragraph_20_Font"/>
    <style:style style:name="Citation_20_Car" style:display-name="Citation Car" style:family="text" style:parent-style-name="Default_20_Paragraph_20_Font"/>
    <style:style style:name="Citation_20_intense_20_Car" style:display-name="Citation intense Car" style:family="text" style:parent-style-name="Default_20_Paragraph_20_Font"/>
    <style:style style:name="Intense_20_Reference" style:display-name="Intense Reference" style:family="text" style:parent-style-name="Default_20_Paragraph_20_Font"/>
    <style:style style:name="Placeholder_20_Text" style:display-name="Placeholder Text"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Subtle_20_Emphasis" style:display-name="Subtle Emphasis" style:family="text" style:parent-style-name="Default_20_Paragraph_20_Font"/>
    <style:style style:name="Subtle_20_Reference" style:display-name="Subtle Reference" style:family="text" style:parent-style-name="Default_20_Paragraph_20_Font"/>
    <style:style style:name="Sans_20_interligne_20_Car" style:display-name="Sans interligne C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Note_20_de_20_bas_20_de_20_page_20_Car" style:display-name="Note de bas de page Car" style:family="text" style:parent-style-name="Default_20_Paragraph_20_Font"/>
    <style:style style:name="footnote_20_reference" style:display-name="footnote reference" style:family="text" style:parent-style-name="Default_20_Paragraph_20_Font"/>
    <style:style style:name="Paragraphe_20_de_20_liste_20_Car" style:display-name="Paragraphe de liste Car" style:family="text" style:parent-style-name="Default_20_Paragraph_20_Font"/>
    <style:style style:name="lang-en" style:family="text" style:parent-style-name="Default_20_Paragraph_20_Font"/>
    <style:style style:name="ListLabel_20_1" style:display-name="ListLabel 1" style:family="text">
      <style:text-properties fo:color="#4f81bd" fo:font-size="8pt" style:font-size-asian="8pt"/>
    </style:style>
    <style:style style:name="ListLabel_20_2" style:display-name="ListLabel 2" style:family="text">
      <style:text-properties fo:color="#4f81bd" fo:font-size="9pt" style:font-size-asian="9pt"/>
    </style:style>
    <style:style style:name="ListLabel_20_3" style:display-name="ListLabel 3" style:family="text">
      <style:text-properties fo:color="#365f91" fo:font-size="6pt" style:font-size-asian="6pt"/>
    </style:style>
    <style:style style:name="ListLabel_20_4" style:display-name="ListLabel 4" style:family="text">
      <style:text-properties fo:color="#f79646" fo:font-size="6pt" style:font-size-asian="6pt"/>
    </style:style>
    <style:style style:name="ListLabel_20_5" style:display-name="ListLabel 5" style:family="text">
      <style:text-properties fo:color="#1f497d"/>
    </style:style>
    <style:style style:name="ListLabel_20_6" style:display-name="ListLabel 6" style:family="text">
      <style:text-properties fo:font-size="16pt" style:font-size-asian="16pt" style:font-size-complex="16pt"/>
    </style:style>
    <style:style style:name="ListLabel_20_7" style:display-name="ListLabel 7" style:family="text">
      <style:text-properties style:font-name-complex="Courier New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432cm" fo:margin-left="0.432cm"/>
        </style:list-level-properties>
        <style:text-properties fo:font-family="'Wingdings 2'"/>
      </text:list-level-style-bullet>
      <text:list-level-style-bullet text:level="2" text:style-name="ListLabel_20_2" style:num-suffix="" text:bullet-char="">
        <style:list-level-properties text:list-level-position-and-space-mode="label-alignment">
          <style:list-level-label-alignment text:label-followed-by="listtab" fo:text-indent="-0.432cm" fo:margin-left="0.864cm"/>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fo:text-indent="-0.432cm" fo:margin-left="1.296cm"/>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fo:text-indent="-0.432cm" fo:margin-left="1.729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fo:text-indent="-0.432cm" fo:margin-left="2.161cm"/>
        </style:list-level-properties>
        <style:text-properties style:font-name="Symbol"/>
      </text:list-level-style-bullet>
      <text:list-level-style-bullet text:level="6" text:style-name="ListLabel_20_4" style:num-suffix="" text:bullet-char="">
        <style:list-level-properties text:list-level-position-and-space-mode="label-alignment">
          <style:list-level-label-alignment text:label-followed-by="listtab" fo:text-indent="-0.432cm" fo:margin-left="2.593cm"/>
        </style:list-level-properties>
        <style:text-properties style:font-name="Symbol"/>
      </text:list-level-style-bullet>
      <text:list-level-style-bullet text:level="7" text:style-name="ListLabel_20_4" style:num-suffix="" text:bullet-char="">
        <style:list-level-properties text:list-level-position-and-space-mode="label-alignment">
          <style:list-level-label-alignment text:label-followed-by="listtab" fo:text-indent="-0.432cm" fo:margin-left="3.025cm"/>
        </style:list-level-properties>
        <style:text-properties style:font-name="Symbol"/>
      </text:list-level-style-bullet>
      <text:list-level-style-bullet text:level="8" text:style-name="ListLabel_20_4" style:num-suffix="" text:bullet-char="">
        <style:list-level-properties text:list-level-position-and-space-mode="label-alignment">
          <style:list-level-label-alignment text:label-followed-by="listtab" fo:text-indent="-0.432cm" fo:margin-left="3.457cm"/>
        </style:list-level-properties>
        <style:text-properties style:font-name="Symbol"/>
      </text:list-level-style-bullet>
      <text:list-level-style-bullet text:level="9" text:style-name="ListLabel_20_4" style:num-suffix="" text:bullet-char="">
        <style:list-level-properties text:list-level-position-and-space-mode="label-alignment">
          <style:list-level-label-alignment text:label-followed-by="listtab" fo:text-indent="-0.432cm" fo:margin-left="3.889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508cm" fo:margin-left="0.508cm"/>
        </style:list-level-properties>
      </text:list-level-style-number>
      <text:list-level-style-number text:level="2" text:style-name="ListLabel_20_5" style:num-suffix=")" style:num-format="a">
        <style:list-level-properties text:list-level-position-and-space-mode="label-alignment">
          <style:list-level-label-alignment text:label-followed-by="listtab" fo:text-indent="-0.508cm" fo:margin-left="1.016cm"/>
        </style:list-level-properties>
      </text:list-level-style-number>
      <text:list-level-style-number text:level="3" text:style-name="ListLabel_20_5" style:num-suffix=")" style:num-format="i" text:display-levels="2">
        <style:list-level-properties text:list-level-position-and-space-mode="label-alignment">
          <style:list-level-label-alignment text:label-followed-by="listtab" fo:text-indent="-0.508cm" fo:margin-left="1.524cm"/>
        </style:list-level-properties>
      </text:list-level-style-number>
      <text:list-level-style-number text:level="4" text:style-name="ListLabel_20_5" style:num-prefix="(" style:num-suffix=")" style:num-format="1" text:display-levels="3">
        <style:list-level-properties text:list-level-position-and-space-mode="label-alignment">
          <style:list-level-label-alignment text:label-followed-by="listtab" fo:text-indent="-0.508cm" fo:margin-left="2.032cm"/>
        </style:list-level-properties>
      </text:list-level-style-number>
      <text:list-level-style-number text:level="5" text:style-name="ListLabel_20_5" style:num-prefix="(" style:num-suffix=")" style:num-format="a" text:display-levels="4">
        <style:list-level-properties text:list-level-position-and-space-mode="label-alignment">
          <style:list-level-label-alignment text:label-followed-by="listtab" fo:text-indent="-0.508cm" fo:margin-left="2.54cm"/>
        </style:list-level-properties>
      </text:list-level-style-number>
      <text:list-level-style-number text:level="6" text:style-name="ListLabel_20_5" style:num-prefix="(" style:num-suffix=")" style:num-format="i" text:display-levels="5">
        <style:list-level-properties text:list-level-position-and-space-mode="label-alignment">
          <style:list-level-label-alignment text:label-followed-by="listtab" fo:text-indent="-0.508cm" fo:margin-left="3.048cm"/>
        </style:list-level-properties>
      </text:list-level-style-number>
      <text:list-level-style-number text:level="7" text:style-name="ListLabel_20_5" style:num-suffix="." style:num-format="1" text:display-levels="6">
        <style:list-level-properties text:list-level-position-and-space-mode="label-alignment">
          <style:list-level-label-alignment text:label-followed-by="listtab" fo:text-indent="-0.508cm" fo:margin-left="3.556cm"/>
        </style:list-level-properties>
      </text:list-level-style-number>
      <text:list-level-style-number text:level="8" text:style-name="ListLabel_20_5" style:num-suffix="." style:num-format="a" text:display-levels="7">
        <style:list-level-properties text:list-level-position-and-space-mode="label-alignment">
          <style:list-level-label-alignment text:label-followed-by="listtab" fo:text-indent="-0.508cm" fo:margin-left="4.064cm"/>
        </style:list-level-properties>
      </text:list-level-style-number>
      <text:list-level-style-number text:level="9" text:style-name="ListLabel_20_5" style:num-suffix="." style:num-format="i" text:display-levels="8">
        <style:list-level-properties text:list-level-position-and-space-mode="label-alignment">
          <style:list-level-label-alignment text:label-followed-by="listtab" fo:text-indent="-0.508cm" fo:margin-left="4.5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432cm" fo:margin-left="0.432cm"/>
        </style:list-level-properties>
        <style:text-properties fo:font-family="'Wingdings 2'"/>
      </text:list-level-style-bullet>
      <text:list-level-style-bullet text:level="2" text:style-name="ListLabel_20_2" style:num-suffix="" text:bullet-char="">
        <style:list-level-properties text:list-level-position-and-space-mode="label-alignment">
          <style:list-level-label-alignment text:label-followed-by="listtab" fo:text-indent="-0.432cm" fo:margin-left="0.864cm"/>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fo:text-indent="-0.432cm" fo:margin-left="1.296cm"/>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fo:text-indent="-0.432cm" fo:margin-left="1.729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fo:text-indent="-0.432cm" fo:margin-left="2.161cm"/>
        </style:list-level-properties>
        <style:text-properties style:font-name="Symbol"/>
      </text:list-level-style-bullet>
      <text:list-level-style-bullet text:level="6" text:style-name="ListLabel_20_4" style:num-suffix="" text:bullet-char="">
        <style:list-level-properties text:list-level-position-and-space-mode="label-alignment">
          <style:list-level-label-alignment text:label-followed-by="listtab" fo:text-indent="-0.432cm" fo:margin-left="2.593cm"/>
        </style:list-level-properties>
        <style:text-properties style:font-name="Symbol"/>
      </text:list-level-style-bullet>
      <text:list-level-style-bullet text:level="7" text:style-name="ListLabel_20_4" style:num-suffix="" text:bullet-char="">
        <style:list-level-properties text:list-level-position-and-space-mode="label-alignment">
          <style:list-level-label-alignment text:label-followed-by="listtab" fo:text-indent="-0.432cm" fo:margin-left="3.025cm"/>
        </style:list-level-properties>
        <style:text-properties style:font-name="Symbol"/>
      </text:list-level-style-bullet>
      <text:list-level-style-bullet text:level="8" text:style-name="ListLabel_20_4" style:num-suffix="" text:bullet-char="">
        <style:list-level-properties text:list-level-position-and-space-mode="label-alignment">
          <style:list-level-label-alignment text:label-followed-by="listtab" fo:text-indent="-0.432cm" fo:margin-left="3.457cm"/>
        </style:list-level-properties>
        <style:text-properties style:font-name="Symbol"/>
      </text:list-level-style-bullet>
      <text:list-level-style-bullet text:level="9" text:style-name="ListLabel_20_4" style:num-suffix="" text:bullet-char="">
        <style:list-level-properties text:list-level-position-and-space-mode="label-alignment">
          <style:list-level-label-alignment text:label-followed-by="listtab" fo:text-indent="-0.432cm" fo:margin-left="3.889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508cm" fo:margin-left="0.508cm"/>
        </style:list-level-properties>
      </text:list-level-style-number>
      <text:list-level-style-number text:level="2" text:style-name="ListLabel_20_5" style:num-suffix=")" style:num-format="a">
        <style:list-level-properties text:list-level-position-and-space-mode="label-alignment">
          <style:list-level-label-alignment text:label-followed-by="listtab" fo:text-indent="-0.508cm" fo:margin-left="1.016cm"/>
        </style:list-level-properties>
      </text:list-level-style-number>
      <text:list-level-style-number text:level="3" text:style-name="ListLabel_20_5" style:num-suffix=")" style:num-format="i" text:display-levels="2">
        <style:list-level-properties text:list-level-position-and-space-mode="label-alignment">
          <style:list-level-label-alignment text:label-followed-by="listtab" fo:text-indent="-0.508cm" fo:margin-left="1.524cm"/>
        </style:list-level-properties>
      </text:list-level-style-number>
      <text:list-level-style-number text:level="4" text:style-name="ListLabel_20_5" style:num-prefix="(" style:num-suffix=")" style:num-format="1" text:display-levels="3">
        <style:list-level-properties text:list-level-position-and-space-mode="label-alignment">
          <style:list-level-label-alignment text:label-followed-by="listtab" fo:text-indent="-0.508cm" fo:margin-left="2.032cm"/>
        </style:list-level-properties>
      </text:list-level-style-number>
      <text:list-level-style-number text:level="5" text:style-name="ListLabel_20_5" style:num-prefix="(" style:num-suffix=")" style:num-format="a" text:display-levels="4">
        <style:list-level-properties text:list-level-position-and-space-mode="label-alignment">
          <style:list-level-label-alignment text:label-followed-by="listtab" fo:text-indent="-0.508cm" fo:margin-left="2.54cm"/>
        </style:list-level-properties>
      </text:list-level-style-number>
      <text:list-level-style-number text:level="6" text:style-name="ListLabel_20_5" style:num-prefix="(" style:num-suffix=")" style:num-format="i" text:display-levels="5">
        <style:list-level-properties text:list-level-position-and-space-mode="label-alignment">
          <style:list-level-label-alignment text:label-followed-by="listtab" fo:text-indent="-0.508cm" fo:margin-left="3.048cm"/>
        </style:list-level-properties>
      </text:list-level-style-number>
      <text:list-level-style-number text:level="7" text:style-name="ListLabel_20_5" style:num-suffix="." style:num-format="1" text:display-levels="6">
        <style:list-level-properties text:list-level-position-and-space-mode="label-alignment">
          <style:list-level-label-alignment text:label-followed-by="listtab" fo:text-indent="-0.508cm" fo:margin-left="3.556cm"/>
        </style:list-level-properties>
      </text:list-level-style-number>
      <text:list-level-style-number text:level="8" text:style-name="ListLabel_20_5" style:num-suffix="." style:num-format="a" text:display-levels="7">
        <style:list-level-properties text:list-level-position-and-space-mode="label-alignment">
          <style:list-level-label-alignment text:label-followed-by="listtab" fo:text-indent="-0.508cm" fo:margin-left="4.064cm"/>
        </style:list-level-properties>
      </text:list-level-style-number>
      <text:list-level-style-number text:level="9" text:style-name="ListLabel_20_5" style:num-suffix="." style:num-format="i" text:display-levels="8">
        <style:list-level-properties text:list-level-position-and-space-mode="label-alignment">
          <style:list-level-label-alignment text:label-followed-by="listtab" fo:text-indent="-0.508cm" fo:margin-left="4.5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432cm" fo:margin-left="0.432cm"/>
        </style:list-level-properties>
        <style:text-properties fo:font-family="'Wingdings 2'"/>
      </text:list-level-style-bullet>
      <text:list-level-style-bullet text:level="2" text:style-name="ListLabel_20_2" style:num-suffix="" text:bullet-char="">
        <style:list-level-properties text:list-level-position-and-space-mode="label-alignment">
          <style:list-level-label-alignment text:label-followed-by="listtab" fo:text-indent="-0.432cm" fo:margin-left="0.864cm"/>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fo:text-indent="-0.432cm" fo:margin-left="1.296cm"/>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fo:text-indent="-0.432cm" fo:margin-left="1.729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fo:text-indent="-0.432cm" fo:margin-left="2.161cm"/>
        </style:list-level-properties>
        <style:text-properties style:font-name="Symbol"/>
      </text:list-level-style-bullet>
      <text:list-level-style-bullet text:level="6" text:style-name="ListLabel_20_4" style:num-suffix="" text:bullet-char="">
        <style:list-level-properties text:list-level-position-and-space-mode="label-alignment">
          <style:list-level-label-alignment text:label-followed-by="listtab" fo:text-indent="-0.432cm" fo:margin-left="2.593cm"/>
        </style:list-level-properties>
        <style:text-properties style:font-name="Symbol"/>
      </text:list-level-style-bullet>
      <text:list-level-style-bullet text:level="7" text:style-name="ListLabel_20_4" style:num-suffix="" text:bullet-char="">
        <style:list-level-properties text:list-level-position-and-space-mode="label-alignment">
          <style:list-level-label-alignment text:label-followed-by="listtab" fo:text-indent="-0.432cm" fo:margin-left="3.025cm"/>
        </style:list-level-properties>
        <style:text-properties style:font-name="Symbol"/>
      </text:list-level-style-bullet>
      <text:list-level-style-bullet text:level="8" text:style-name="ListLabel_20_4" style:num-suffix="" text:bullet-char="">
        <style:list-level-properties text:list-level-position-and-space-mode="label-alignment">
          <style:list-level-label-alignment text:label-followed-by="listtab" fo:text-indent="-0.432cm" fo:margin-left="3.457cm"/>
        </style:list-level-properties>
        <style:text-properties style:font-name="Symbol"/>
      </text:list-level-style-bullet>
      <text:list-level-style-bullet text:level="9" text:style-name="ListLabel_20_4" style:num-suffix="" text:bullet-char="">
        <style:list-level-properties text:list-level-position-and-space-mode="label-alignment">
          <style:list-level-label-alignment text:label-followed-by="listtab" fo:text-indent="-0.432cm" fo:margin-left="3.889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508cm" fo:margin-left="0.508cm"/>
        </style:list-level-properties>
      </text:list-level-style-number>
      <text:list-level-style-number text:level="2" text:style-name="ListLabel_20_5" style:num-suffix=")" style:num-format="a">
        <style:list-level-properties text:list-level-position-and-space-mode="label-alignment">
          <style:list-level-label-alignment text:label-followed-by="listtab" fo:text-indent="-0.508cm" fo:margin-left="1.016cm"/>
        </style:list-level-properties>
      </text:list-level-style-number>
      <text:list-level-style-number text:level="3" text:style-name="ListLabel_20_5" style:num-suffix=")" style:num-format="i" text:display-levels="2">
        <style:list-level-properties text:list-level-position-and-space-mode="label-alignment">
          <style:list-level-label-alignment text:label-followed-by="listtab" fo:text-indent="-0.508cm" fo:margin-left="1.524cm"/>
        </style:list-level-properties>
      </text:list-level-style-number>
      <text:list-level-style-number text:level="4" text:style-name="ListLabel_20_5" style:num-prefix="(" style:num-suffix=")" style:num-format="1" text:display-levels="3">
        <style:list-level-properties text:list-level-position-and-space-mode="label-alignment">
          <style:list-level-label-alignment text:label-followed-by="listtab" fo:text-indent="-0.508cm" fo:margin-left="2.032cm"/>
        </style:list-level-properties>
      </text:list-level-style-number>
      <text:list-level-style-number text:level="5" text:style-name="ListLabel_20_5" style:num-prefix="(" style:num-suffix=")" style:num-format="a" text:display-levels="4">
        <style:list-level-properties text:list-level-position-and-space-mode="label-alignment">
          <style:list-level-label-alignment text:label-followed-by="listtab" fo:text-indent="-0.508cm" fo:margin-left="2.54cm"/>
        </style:list-level-properties>
      </text:list-level-style-number>
      <text:list-level-style-number text:level="6" text:style-name="ListLabel_20_5" style:num-prefix="(" style:num-suffix=")" style:num-format="i" text:display-levels="5">
        <style:list-level-properties text:list-level-position-and-space-mode="label-alignment">
          <style:list-level-label-alignment text:label-followed-by="listtab" fo:text-indent="-0.508cm" fo:margin-left="3.048cm"/>
        </style:list-level-properties>
      </text:list-level-style-number>
      <text:list-level-style-number text:level="7" text:style-name="ListLabel_20_5" style:num-suffix="." style:num-format="1" text:display-levels="6">
        <style:list-level-properties text:list-level-position-and-space-mode="label-alignment">
          <style:list-level-label-alignment text:label-followed-by="listtab" fo:text-indent="-0.508cm" fo:margin-left="3.556cm"/>
        </style:list-level-properties>
      </text:list-level-style-number>
      <text:list-level-style-number text:level="8" text:style-name="ListLabel_20_5" style:num-suffix="." style:num-format="a" text:display-levels="7">
        <style:list-level-properties text:list-level-position-and-space-mode="label-alignment">
          <style:list-level-label-alignment text:label-followed-by="listtab" fo:text-indent="-0.508cm" fo:margin-left="4.064cm"/>
        </style:list-level-properties>
      </text:list-level-style-number>
      <text:list-level-style-number text:level="9" text:style-name="ListLabel_20_5" style:num-suffix="." style:num-format="i" text:display-levels="8">
        <style:list-level-properties text:list-level-position-and-space-mode="label-alignment">
          <style:list-level-label-alignment text:label-followed-by="listtab" fo:text-indent="-0.508cm" fo:margin-left="4.5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a" text:display-levels="2">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i" text:display-levels="3">
        <style:list-level-properties text:list-level-position-and-space-mode="label-alignment" fo:text-align="end">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a" text:display-levels="2">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7"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7"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a">
        <style:list-level-properties text:list-level-position-and-space-mode="label-alignment">
          <style:list-level-label-alignment text:label-followed-by="listtab" fo:text-indent="-0.635cm" fo:margin-left="4.12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5.398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6.66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7.93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9.208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10.478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1.748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3.018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4.2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7"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justify" style:justify-single-word="false"/>
    </style:style>
    <style:style style:name="MP3" style:family="paragraph">
      <style:paragraph-properties fo:text-align="center"/>
    </style:style>
    <style:style style:name="Mgr1" style:family="graphic">
      <style:graphic-properties draw:stroke="solid" svg:stroke-width="0.032cm" svg:stroke-color="#c0504d" draw:stroke-linejoin="round" draw:fill="solid" draw:fill-color="#ffffff" draw:textarea-horizontal-align="center" draw:textarea-vertical-align="middle" fo:padding-top="0.016cm" fo:padding-bottom="0.016cm" fo:padding-left="0.016cm" fo:padding-right="0.016cm" style:run-through="foreground" style:wrap="none"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51cm" fo:margin-bottom="0.81cm" fo:margin-left="2.499cm" fo:margin-right="2.499cm" style:writing-mode="lr-tb" style:layout-grid-color="#c0c0c0" style:layout-grid-lines="27639"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1.148cm" style:dynamic-spacing="true"/>
      </style:header-style>
      <style:footer-style>
        <style:header-footer-properties fo:min-height="1.69cm" fo:margin-left="0cm" fo:margin-right="0cm" fo:margin-top="1.589cm" style:dynamic-spacing="true"/>
      </style:footer-style>
    </style:page-layout>
    <style:page-layout style:name="Mpm2">
      <style:page-layout-properties fo:page-width="21.001cm" fo:page-height="29.7cm" style:num-format="1" style:print-orientation="portrait" fo:margin-top="1.251cm" fo:margin-bottom="0.81cm" fo:margin-left="2.499cm" fo:margin-right="2.499cm" style:writing-mode="lr-tb" style:layout-grid-color="#c0c0c0" style:layout-grid-lines="27639"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draw:circle text:anchor-type="paragraph" draw:z-index="18" draw:style-name="Mgr1" draw:text-style-name="MP3" svg:width="0.255cm" svg:height="0.255cm" svg:x="0cm" svg:y="0cm"><text:p/></draw:circle><text:tab/><text:page-number text:select-page="current">1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Rapport de Stage</dc:title>
    <dc:subject>Conception et développement de modules pour une plateforme de sites de pharmaciens</dc:subject>
    <meta:initial-creator>Par Salem Harrache</meta:initial-creator>
    <dc:creator>Salem Harrache</dc:creator>
    <meta:editing-cycles>18</meta:editing-cycles>
    <meta:print-date>2010-05-22T20:15:00</meta:print-date>
    <meta:creation-date>2012-04-25T07:35:00</meta:creation-date>
    <dc:date>2012-04-25T20:03:03</dc:date>
    <meta:editing-duration>PT00H25M33S</meta:editing-duration>
    <meta:generator>OpenOffice.org/3.2$Unix OpenOffice.org_project/320m19$Build-9505</meta:generator>
    <meta:document-statistic meta:table-count="1" meta:image-count="0" meta:object-count="0" meta:page-count="18" meta:paragraph-count="359" meta:word-count="3031" meta:character-count="21097"/>
    <meta:template xlink:type="simple" xlink:actuate="onRequest" xlink:title="OrielReport.Dotx" xlink:href=""/>
  </office:meta>
</office:document-meta>
</file>